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pitch="variable" style:font-charset="x-symbol"/>
    <style:font-face style:name="Symbol" svg:font-family="Symbol" style:font-family-generic="roman" style:font-pitch="variable" style:font-charset="x-symbol"/>
    <style:font-face style:name="Times New Roman5" svg:font-family="'Times New Roman'" style:font-family-generic="roman" style:font-pitch="variable" style:font-charset="x-symbol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4" style:family="graphic" style:parent-style-name="standard">
      <style:graphic-properties draw:stroke="solid" svg:stroke-width="0.079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solid" svg:stroke-width="0.035cm" svg:stroke-color="#ffffcc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8" style:family="graphic" style:parent-style-name="standard">
      <style:graphic-properties draw:stroke="solid" svg:stroke-width="0.053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11" style:family="graphic" style:parent-style-name="objectwithoutfill">
      <style:graphic-properties svg:stroke-width="0.051cm" svg:stroke-color="#00ffff" draw:marker-start-width="0.459cm" draw:marker-end="Arrow" draw:marker-end-width="0.459cm" draw:fill="none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top" draw:auto-grow-height="true" fo:min-height="0.987cm" fo:min-width="9.126cm" fo:padding-top="0.13cm" fo:padding-bottom="0.13cm" fo:padding-left="0.25cm" fo:padding-right="0.25cm" fo:wrap-option="no-wrap" draw:shadow="hidden" draw:shadow-color="#00000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fo:min-height="0.987cm" fo:min-width="17.989cm" fo:padding-top="0.13cm" fo:padding-bottom="0.13cm" fo:padding-left="0.25cm" fo:padding-right="0.25cm" fo:wrap-option="no-wrap" draw:shadow="hidden" draw:shadow-color="#000000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ole-draw-aspect="1" style:protect="size"/>
    </style:style>
    <style:style style:name="gr16" style:family="graphic" style:parent-style-name="standard">
      <style:graphic-properties draw:stroke="solid" svg:stroke-width="0.035cm" svg:stroke-color="#ffff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17" style:family="graphic" style:parent-style-name="standard">
      <style:graphic-properties draw:stroke="solid" svg:stroke-width="0.071cm" svg:stroke-color="#ffff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18" style:family="graphic" style:parent-style-name="standard">
      <style:graphic-properties draw:stroke="solid" svg:stroke-width="0.035cm" svg:stroke-color="#ff33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19" style:family="graphic" style:parent-style-name="standard">
      <style:graphic-properties draw:stroke="solid" svg:stroke-width="0.071cm" svg:stroke-color="#ff33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20" style:family="graphic" style:parent-style-name="standard">
      <style:graphic-properties draw:stroke="solid" svg:stroke-width="0.035cm" svg:stroke-color="#ff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21" style:family="graphic" style:parent-style-name="standard">
      <style:graphic-properties draw:stroke="solid" svg:stroke-width="0.071cm" svg:stroke-color="#ff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22" style:family="graphic" style:parent-style-name="standard">
      <style:graphic-properties draw:stroke="none" draw:fill="none" draw:fill-color="#00cc99" draw:textarea-horizontal-align="justify" draw:textarea-vertical-align="top" draw:auto-grow-height="true" fo:min-height="0.987cm" fo:min-width="3.74cm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821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31cm"/>
    </style:style>
    <style:style style:name="pr3" style:family="presentation" style:parent-style-name="Default-title">
      <style:graphic-properties fo:min-height="3.212cm"/>
    </style:style>
    <style:style style:name="pr4" style:family="presentation" style:parent-style-name="Default-outline1">
      <style:graphic-properties fo:min-height="11.049cm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77cm" fo:min-width="0cm" fo:padding-top="0.128cm" fo:padding-bottom="0.128cm" fo:padding-left="0.256cm" fo:padding-right="0.256cm" fo:wrap-option="wrap" draw:shadow="hidden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title">
      <style:graphic-properties draw:fill-color="#ffffff" fo:min-height="2.54cm"/>
    </style:style>
    <style:style style:name="pr11" style:family="presentation" style:parent-style-name="Default-outline1">
      <style:graphic-properties draw:fill-color="#ffffff" fo:min-height="14.704cm"/>
    </style:style>
    <style:style style:name="pr12" style:family="presentation" style:parent-style-name="Default-title">
      <style:graphic-properties draw:fill-color="#ffffff" fo:min-height="3.175cm"/>
    </style:style>
    <style:style style:name="pr13" style:family="presentation" style:parent-style-name="Default-outline1">
      <style:graphic-properties draw:fill-color="#ffffff" fo:min-height="12.67cm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9cm" fo:min-width="0cm" fo:padding-top="0.128cm" fo:padding-bottom="0.128cm" fo:padding-left="0.256cm" fo:padding-right="0.256cm" fo:wrap-option="wrap" draw:shadow="hidden"/>
    </style:style>
    <style:style style:name="pr15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3.48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512cm" fo:min-width="0cm" fo:padding-top="0.128cm" fo:padding-bottom="0.128cm" fo:padding-left="0.256cm" fo:padding-right="0.256cm" fo:wrap-option="wrap" draw:shadow="hidden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723cm" fo:min-width="0cm" fo:padding-top="0.128cm" fo:padding-bottom="0.128cm" fo:padding-left="0.256cm" fo:padding-right="0.256cm" fo:wrap-option="wrap" draw:shadow="hidden"/>
    </style:style>
    <style:style style:name="pr1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62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952cm" fo:margin-right="0cm" fo:margin-top="0.246cm" fo:margin-bottom="0cm" fo:text-indent="-0.952cm"/>
    </style:style>
    <style:style style:name="P5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6" style:family="paragraph">
      <style:paragraph-properties fo:margin-left="0.952cm" fo:margin-right="0cm" fo:text-indent="0cm" style:writing-mode="lr-tb"/>
    </style:style>
    <style:style style:name="P7" style:family="paragraph">
      <style:paragraph-properties fo:margin-left="0.952cm" fo:margin-right="0cm" fo:margin-top="0.282cm" fo:margin-bottom="0cm" fo:text-indent="-0.952cm"/>
    </style:style>
    <style:style style:name="P8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9" style:family="paragraph">
      <style:paragraph-properties fo:margin-left="0.952cm" fo:margin-right="0cm" fo:text-indent="0cm"/>
    </style:style>
    <style:style style:name="P10" style:family="paragraph">
      <style:paragraph-properties fo:margin-left="0.952cm" fo:margin-right="0cm" fo:margin-top="0.141cm" fo:margin-bottom="0cm" fo:line-height="100%" fo:text-indent="-0.952cm"/>
    </style:style>
    <style:style style:name="P11" style:family="paragraph">
      <style:paragraph-properties style:writing-mode="lr-tb"/>
    </style:style>
    <style:style style:name="P12" style:family="paragraph">
      <style:paragraph-properties fo:margin-left="0.952cm" fo:margin-right="0cm" fo:margin-top="0.282cm" fo:margin-bottom="0cm" fo:line-height="90%" fo:text-indent="-0.952cm"/>
    </style:style>
    <style:style style:name="P13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4" style:family="paragraph">
      <style:paragraph-properties fo:margin-left="0.952cm" fo:margin-right="0cm" fo:margin-top="0.282cm" fo:margin-bottom="0cm" fo:line-height="90%" fo:text-indent="0cm" style:writing-mode="lr-tb"/>
    </style:style>
    <style:style style:name="P15" style:family="paragraph">
      <style:paragraph-properties fo:margin-left="3.175cm" fo:margin-right="0cm" fo:margin-top="0.211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46cm" fo:margin-bottom="0cm" fo:text-align="center" fo:text-indent="0cm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margin-top="0.246cm" fo:margin-bottom="0cm" fo:line-height="100%" fo:text-align="center" fo:text-indent="0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fo:margin-left="0.952cm" fo:margin-right="0cm" fo:margin-top="0.246cm" fo:margin-bottom="0cm" fo:line-height="90%" fo:text-indent="-0.952cm"/>
    </style:style>
    <style:style style:name="P21" style:family="paragraph">
      <style:paragraph-properties fo:margin-left="2.063cm" fo:margin-right="0cm" fo:margin-top="0.17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2" style:family="paragraph">
      <style:paragraph-properties fo:margin-left="2.063cm" fo:margin-right="0cm" fo:margin-top="0.17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246cm" fo:margin-bottom="0cm" fo:text-indent="0cm"/>
    </style:style>
    <style:style style:name="P24" style:family="paragraph">
      <style:paragraph-properties fo:margin-left="0.952cm" fo:margin-right="0cm" fo:margin-top="0.211cm" fo:margin-bottom="0cm" fo:text-indent="-0.952cm"/>
    </style:style>
    <style:style style:name="P25" style:family="paragraph">
      <style:paragraph-properties fo:margin-left="2.063cm" fo:margin-right="0cm" fo:margin-top="0.158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6" style:family="paragraph">
      <style:paragraph-properties fo:margin-left="2.063cm" fo:margin-right="0cm" fo:margin-top="0.158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line-height="100%" fo:text-indent="0cm" style:writing-mode="lr-tb"/>
    </style:style>
    <style:style style:name="P28" style:family="paragraph">
      <style:paragraph-properties fo:text-align="center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cc" style:text-outline="false" style:text-line-through-style="none" style:text-line-through-type="none" style:text-position="0% 100%" style:font-name="Times New Roman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ffffcc" style:text-outline="false" style:text-line-through-style="none" style:text-line-through-type="none" style:text-position="0% 100%" style:font-name="Times New Roman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language="en" fo:country="US"/>
    </style:style>
    <style:style style:name="T6" style:family="text">
      <style:text-properties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7" style:family="text">
      <style:text-properties fo:color="#ffffcc" fo:font-size="28pt" style:font-size-asian="28pt" style:font-size-complex="28pt"/>
    </style:style>
    <style:style style:name="T8" style:family="text">
      <style:text-properties fo:color="#ffffcc" style:font-name="Symbol" fo:font-size="28pt" style:font-size-asian="28pt" style:font-size-complex="28pt"/>
    </style:style>
    <style:style style:name="T9" style:family="text">
      <style:text-properties fo:color="#ffffcc" style:font-name="Tahoma"/>
    </style:style>
    <style:style style:name="T10" style:family="text">
      <style:text-properties fo:color="#ffffcc" style:font-name="Tahoma" fo:font-style="italic" style:font-style-asian="italic" style:font-style-complex="italic"/>
    </style:style>
    <style:style style:name="T11" style:family="text">
      <style:text-properties fo:font-size="28pt" fo:language="en" fo:country="US" style:font-size-asian="28pt" style:font-size-complex="28pt"/>
    </style:style>
    <style:style style:name="T12" style:family="text">
      <style:text-properties fo:color="#ffffcc" style:text-outline="false" style:text-line-through-style="none" style:text-line-through-type="none" style:text-position="0% 100%" style:font-name="Courier New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 PL ShanHeiSun Uni" style:font-size-asian="20pt" style:language-asian="zxx" style:country-asian="none" style:font-style-asian="normal" style:font-weight-asian="bold" style:font-name-complex="Tahoma1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color="#ffffcc" style:text-outline="false" style:text-line-through-style="none" style:text-line-through-type="none" style:text-position="0% 100%" style:font-name="Courier New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 PL ShanHeiSun Uni" style:font-size-asian="18pt" style:language-asian="zxx" style:country-asian="none" style:font-style-asian="normal" style:font-weight-asian="bold" style:font-name-complex="Tahoma1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ff3300" style:font-name="Tahoma"/>
    </style:style>
    <style:style style:name="T16" style:family="text">
      <style:text-properties fo:color="#ffff00" style:font-name="Tahoma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00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00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00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00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00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00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5.081cm" svg:x="1.27cm" svg:y="0.635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5.081cm" svg:x="1.27cm" svg:y="0.635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2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4.681cm" svg:height="3.751cm" svg:x="0.374cm" svg:y="2.199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draw:frame presentation:style-name="pr4" draw:layer="layout" svg:width="24.712cm" svg:height="11.049cm" svg:x="0.375cm" svg:y="5.87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Representation of Sets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681cm" svg:height="3.211cm" svg:x="0.374cm" svg:y="0.847cm" presentation:class="title" presentation:user-transformed="true">
          <draw:text-box>
            <text:p text:style-name="P1">Representation of Sets</text:p>
          </draw:text-box>
        </draw:frame>
        <draw:frame presentation:style-name="pr7" draw:text-style-name="P6" draw:layer="layout" svg:width="23.817cm" svg:height="13.133cm" svg:x="1.27cm" svg:y="4.233cm" presentation:class="outline" presentation:user-transformed="true">
          <draw:text-box>
            <text:p xml:id="id1" text:id="id1" text:style-name="P4"><text:span text:style-name="T2">List</text:span></text:p>
            <text:p xml:id="id2" text:id="id2" text:style-name="P5"><text:span text:style-name="T3">Simple O(n) dictionary operations</text:span></text:p>
            <text:p xml:id="id3" text:id="id3" text:style-name="P4"><text:span text:style-name="T2">Binary Search Trees</text:span></text:p>
            <text:p xml:id="id4" text:id="id4" text:style-name="P5"><text:span text:style-name="T3">O(log n) average time</text:span></text:p>
            <text:p xml:id="id5" text:id="id5" text:style-name="P5"><text:span text:style-name="T3">Range queries, sorting</text:span></text:p>
            <text:p xml:id="id6" text:id="id6" text:style-name="P4"><text:span text:style-name="T2">Characteristic Vector </text:span></text:p>
            <text:p xml:id="id7" text:id="id7" text:style-name="P5"><text:span text:style-name="T3">O(1) dictionary ops, but limited to small sets</text:span></text:p>
            <text:p xml:id="id8" text:id="id8" text:style-name="P4"><text:span text:style-name="T2">Hash Table</text:span></text:p>
            <text:p xml:id="id9" text:id="id9" text:style-name="P5"><text:span text:style-name="T3">O(1) average for dictionary ops</text:span></text:p>
            <text:p xml:id="id10" text:id="id10" text:style-name="P5"><text:span text:style-name="T3">Tricky to expand, no range queri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haracteristic Vectors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Characteristic Vectors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p text:style-name="P7">Boolean Strings whose position corresponds to the members of some fixed “universal” set</text:p>
            <text:p text:style-name="P8"><text:span text:style-name="T4">A “1” in a location means that the element is in the set</text:span></text:p>
            <text:p text:style-name="P8"><text:span text:style-name="T4">A “0” <text:s/>means that it is not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0" draw:text-style-name="P1" draw:layer="layout" svg:width="24.681cm" svg:height="2.54cm" svg:x="0.374cm" svg:y="0.635cm" presentation:class="title" presentation:user-transformed="true">
          <draw:text-box>
            <text:p text:style-name="P1">MUSIC THEORY</text:p>
          </draw:text-box>
        </draw:frame>
        <draw:frame presentation:style-name="pr11" draw:text-style-name="P9" draw:layer="layout" svg:width="23.182cm" svg:height="14.704cm" svg:x="1.905cm" svg:y="3.81cm" presentation:class="outline" presentation:user-transformed="true">
          <draw:text-box>
            <text:list text:style-name="L2">
              <text:list-item>
                <text:p text:style-name="P1">A chord is a set of notes played at the same time.</text:p>
              </text:list-item>
              <text:list-item>
                <text:p text:style-name="P1">Represented by a 12 bit vector called a “pitch class”</text:p>
              </text:list-item>
              <text:list-item>
                <text:p text:style-name="P1">{B,A#,A,G#,G,F#,F,E,D#,D,C#,C}</text:p>
              </text:list-item>
              <text:list-item>
                <text:p text:style-name="P1">000010010001 represents C major</text:p>
              </text:list-item>
              <text:list-item>
                <text:p text:style-name="P1">000010001001 represents C minor</text:p>
              </text:list-item>
              <text:list-item>
                <text:p text:style-name="P1">Division by 2 is “transposition”</text:p>
              </text:list-item>
              <text:list-item>
                <text:p text:style-name="P1">Bit reversal is “inversion”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UNIX file privileges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UNIX file privileges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p text:style-name="P7"><text:span text:style-name="T5">{user, group, others} x {read, write, execute}</text:span></text:p>
            <text:p text:style-name="P7"><text:span text:style-name="T5">9 possible privileges</text:span></text:p>
            <text:p text:style-name="P7"><text:span text:style-name="T5">Type “ls –l” on UNIX</text:span></text:p>
            <text:p text:style-name="P7"><text:span text:style-name="T5"/></text:p>
            <text:p text:style-name="P10"><text:span text:style-name="T6">total 142</text:span></text:p>
            <text:p text:style-name="P10"><text:span text:style-name="T6">-rw-rw-r-- <text:s text:c="2"/>1 pawlicki none <text:s text:c="9"/>76 Jun 20 <text:s/>2000 PKG416.desc</text:span></text:p>
            <text:p text:style-name="P10"><text:span text:style-name="T6">-rw-rw-r-- <text:s text:c="2"/>1 pawlicki none <text:s text:c="6"/>28906 Jun 20 <text:s/>2000 PKG416.pdf</text:span></text:p>
            <text:p text:style-name="P10"><text:span text:style-name="T6">-rw-rw-r-- <text:s text:c="2"/>1 pawlicki none <text:s text:c="7"/>1849 Jun 20 <text:s/>2000 let.1</text:span></text:p>
            <text:p text:style-name="P10"><text:span text:style-name="T6">-rw-rw-r-- <text:s text:c="2"/>1 pawlicki none <text:s text:c="10"/>0 Apr <text:s/>2 13:03 out</text:span></text:p>
            <text:p text:style-name="P10"><text:span text:style-name="T6">-rw-rw-r-- <text:s text:c="2"/>1 pawlicki none <text:s text:c="6"/>39891 Jun 20 <text:s/>2000 stapp.uu </text:span></text:p>
          </draw:text-box>
        </draw:frame>
        <draw:custom-shape draw:style-name="gr2" draw:text-style-name="P11" xml:id="id11" draw:id="id11" draw:layer="layout" svg:width="4.022cm" svg:height="4.234cm" svg:x="1.058cm" svg:y="13.335cm">
          <text:p text:style-name="P1"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UNIX files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UNIX files</text:p>
          </draw:text-box>
        </draw:frame>
        <draw:frame presentation:style-name="pr9" draw:text-style-name="P6" draw:layer="layout" svg:width="23.182cm" svg:height="11.488cm" svg:x="1.905cm" svg:y="5.877cm" presentation:class="outline" presentation:user-transformed="true">
          <draw:text-box>
            <text:p text:style-name="P7"><text:span text:style-name="T5">The order is rwx for each of user (owner), group, and others</text:span></text:p>
            <text:p text:style-name="P7"><text:span text:style-name="T5">So, a protection mode of 110100000 means that the owner may read and write (but not execute), the group can read only and others cannot even read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2" draw:text-style-name="P1" draw:layer="layout" svg:width="24.681cm" svg:height="3.175cm" svg:x="0.084cm" svg:y="1.27cm" presentation:class="title" presentation:user-transformed="true">
          <draw:text-box>
            <text:p text:style-name="P1">GAMBLING</text:p>
          </draw:text-box>
        </draw:frame>
        <draw:frame presentation:style-name="pr13" draw:text-style-name="P9" draw:layer="layout" svg:width="23.182cm" svg:height="12.67cm" svg:x="1.905cm" svg:y="4.445cm" presentation:class="outline" presentation:user-transformed="true">
          <draw:text-box>
            <text:list text:style-name="L2">
              <text:list-item>
                <text:p text:style-name="P1">A deck has 52 cards</text:p>
              </text:list-item>
              <text:list-item>
                <text:p text:style-name="P1">{2C,2H,2S,2D,3C, .... KD,AC,AH,AS,AD}</text:p>
              </text:list-item>
              <text:list-item>
                <text:p text:style-name="P1">Represent a “hand” as a vector of 52 bits</text:p>
              </text:list-item>
              <text:list-item>
                <text:p text:style-name="P1"><text:span text:style-name="T2">0000000000000000000000000000000000000000000000000101 is a pair of aces</text:span></text:p>
              </text:list-item>
              <text:list-item>
                <text:p text:style-name="P1"><text:span text:style-name="T2">In “Texas Hold'em” everyone gets two “hole” cards and 5 “board” cards</text:span></text:p>
              </text:list-item>
              <text:list-item>
                <text:p text:style-name="P1"><text:span text:style-name="T2">We can use bitwise &amp; to find “hands”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V advantages" draw:style-name="dp3" draw:master-page-name="Default" presentation:presentation-page-layout-name="AL2T1">
        <office:forms form:automatic-focus="false" form:apply-design-mode="false"/>
        <draw:frame presentation:style-name="pr14" draw:text-style-name="P2" draw:layer="layout" svg:width="24.681cm" svg:height="3.175cm" svg:x="0.374cm" svg:y="1.27cm" presentation:class="title" presentation:user-transformed="true">
          <draw:text-box>
            <text:p text:style-name="P1">CV advantages</text:p>
          </draw:text-box>
        </draw:frame>
        <draw:frame presentation:style-name="pr15" draw:text-style-name="P14" draw:layer="layout" svg:width="23.817cm" svg:height="13.736cm" svg:x="1.27cm" svg:y="4.445cm" presentation:class="outline" presentation:user-transformed="true">
          <draw:text-box>
            <text:p xml:id="id12" text:id="id12" text:style-name="P12">If the universal set is small, sets can be represented by bits packed 32 to a word</text:p>
            <text:p xml:id="id13" text:id="id13" text:style-name="P12">Insert, delete, and lookup are O(1) on the proper bit</text:p>
            <text:p xml:id="id14" text:id="id14" text:style-name="P12">Union, intersection, difference are implemented on a word-by-word basis</text:p>
            <text:p xml:id="id15" text:id="id15" text:style-name="P13"><text:span text:style-name="T4">O(m) where m is the size of the set</text:span></text:p>
            <text:p xml:id="id16" text:id="id16" text:style-name="P13"><text:span text:style-name="T4">Small constant factor (1/32)</text:span></text:p>
            <text:p xml:id="id17" text:id="id17" text:style-name="P13"><text:span text:style-name="T4">Fast, machine operation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Hashing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Hashing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p xml:id="id18" text:id="id18" text:style-name="P7">A cool way to get from an element x to the place where x can be found</text:p>
            <text:p xml:id="id19" text:id="id19" text:style-name="P7">An array [0..B-1] of buckets</text:p>
            <text:p xml:id="id20" text:id="id20" text:style-name="P8"><text:span text:style-name="T4">Bucket contains a list of set elements</text:span></text:p>
            <text:p xml:id="id21" text:id="id21" text:style-name="P8"><text:span text:style-name="T4">B = number of buckets</text:span></text:p>
            <text:p xml:id="id22" text:id="id22" text:style-name="P7">A hash function that takes potential set elements and produces a “random” integer <text:s/>[0..B-1]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nDoorWipe" smil:subtype="vertical"/>
                </anim:par>
                <anim:par smil:begin="0s" smil:fill="hold" presentation:node-type="with-previous" presentation:group-id="0" presentation:preset-class="entrance" presentation:preset-id="ooo-entrance-split" presentation:preset-sub-type="vertical-ou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nDoorWipe" smil:subtype="vertical"/>
                </anim:par>
                <anim:par smil:begin="0s" smil:fill="hold" presentation:node-type="with-previous" presentation:group-id="0" presentation:preset-class="entrance" presentation:preset-id="ooo-entrance-split" presentation:preset-sub-type="vertical-ou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nDoor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Example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p text:style-name="P7">If the set elements are integers then the simplest/best hash function is usually h(x) = x % B</text:p>
            <text:p text:style-name="P7">Suppose B = 6 and we wish to store the integers </text:p>
            <text:p text:style-name="P8"><text:span text:style-name="T4">{70, 53, 99, 94, 83, 76, 64, 30}</text:span></text:p>
            <text:p text:style-name="P7">They belong in the buckets 4, 5, 3, 4, 5, 4, 4, and 0</text:p>
            <text:p text:style-name="P7">Note: If B = 7 <text:s text:c="3"/>0,4,1,3,6,6,1,2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itfalls of Hash Function Selection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Pitfalls of Hash Function Selection</text:p>
          </draw:text-box>
        </draw:frame>
        <draw:frame presentation:style-name="pr9" draw:text-style-name="P6" draw:layer="layout" svg:width="23.182cm" svg:height="11.488cm" svg:x="1.905cm" svg:y="5.877cm" presentation:class="outline" presentation:user-transformed="true">
          <draw:text-box>
            <text:p text:style-name="P7">We want to get a uniform distribution of elements into buckets</text:p>
            <text:p text:style-name="P7">Beware of data patterns that cause non-uniform distribution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Example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p text:style-name="P7">If integers were all even, then B = 6 would cause only buckets 0,2, and 4 to fill</text:p>
            <text:p text:style-name="P7">If we hashed words in the the UNIX dictionary into 10 buckets by length of word then 20% go into bucket 7</text:p>
            <text:p text:style-name="P7"/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Dictionary Operations" draw:style-name="dp3" draw:master-page-name="Default" presentation:presentation-page-layout-name="AL2T1"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Dictionary Operations</text:p>
          </draw:text-box>
        </draw:frame>
        <draw:frame presentation:style-name="pr9" draw:text-style-name="P6" draw:layer="layout" svg:width="23.182cm" svg:height="11.488cm" svg:x="1.905cm" svg:y="5.877cm" presentation:class="outline" presentation:user-transformed="true">
          <draw:text-box>
            <text:p text:style-name="P7">Lookup</text:p>
            <text:p text:style-name="P7">Go to head of bucket h(x)</text:p>
            <text:p text:style-name="P7">Search for bucket list. If x is in the bucket</text:p>
            <text:p text:style-name="P7"/>
            <text:p text:style-name="P7">Insertion: append if not found</text:p>
            <text:p text:style-name="P7">Delete – list deletion from bucket list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nalysis" draw:style-name="dp3" draw:master-page-name="Default" presentation:presentation-page-layout-name="AL2T1"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Analysis</text:p>
          </draw:text-box>
        </draw:frame>
        <draw:frame presentation:style-name="pr9" draw:text-style-name="P6" draw:layer="layout" svg:width="23.495cm" svg:height="11.488cm" svg:x="1.27cm" svg:y="5.715cm" presentation:class="outline" presentation:user-transformed="true">
          <draw:text-box>
            <text:p text:style-name="P7">If we pick B to be near n, the number of elements in the set, then the average list is O(1) long</text:p>
            <text:p text:style-name="P7">Thus, dictionary ops take O(1) time</text:p>
            <text:p text:style-name="P7">Worst case all elements go into one bucket</text:p>
            <text:p text:style-name="P8"><text:span text:style-name="T4">O(n)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Managing Hash Table Size" draw:style-name="dp3" draw:master-page-name="Default" presentation:presentation-page-layout-name="AL2T1">
        <draw:frame presentation:style-name="pr16" draw:text-style-name="P2" draw:layer="layout" svg:width="24.681cm" svg:height="1.976cm" svg:x="0.356cm" svg:y="0.811cm" presentation:class="title" presentation:user-transformed="true">
          <draw:text-box>
            <text:p text:style-name="P1">Managing Hash Table Size</text:p>
          </draw:text-box>
        </draw:frame>
        <draw:frame presentation:style-name="pr17" draw:text-style-name="P6" draw:layer="layout" svg:width="23.182cm" svg:height="14.267cm" svg:x="1.905cm" svg:y="3.597cm" presentation:class="outline" presentation:user-transformed="true">
          <draw:text-box>
            <text:p text:style-name="P12">If n gets as high as 2B, create a new hash table with 2B buckets </text:p>
            <text:p text:style-name="P12">“Rehash” every element into the new table</text:p>
            <text:p text:style-name="P13"><text:span text:style-name="T4">O(n) time total</text:span></text:p>
            <text:p text:style-name="P12">There were at least n inserts since the last “rehash”</text:p>
            <text:p text:style-name="P13"><text:span text:style-name="T4">All these inserts took time O(n)</text:span></text:p>
            <text:p text:style-name="P12">Thus, we “amortize” the cost of rehashing over the inserts since the last rehash</text:p>
            <text:p text:style-name="P13"><text:span text:style-name="T4">Constant factor, at worst</text:span></text:p>
            <text:p text:style-name="P12">So, even with rehashing we get O(1) time ops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ollisions" draw:style-name="dp3" draw:master-page-name="Default" presentation:presentation-page-layout-name="AL2T1"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Collisions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p text:style-name="P7">A collision occurs when two values in the set hash to the same value</text:p>
            <text:p text:style-name="P7">There are several ways to deal with this</text:p>
            <text:p text:style-name="P8"><text:span text:style-name="T4">Chaining (using a linked list or some secondary structure)</text:span></text:p>
            <text:p text:style-name="P8"><text:span text:style-name="T4">Open Addressing</text:span></text:p>
            <text:p text:style-name="P15"><text:span text:style-name="T3">Double hashing</text:span></text:p>
            <text:p text:style-name="P15"><text:span text:style-name="T3">Linear Probing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Chaining" draw:style-name="dp3" draw:master-page-name="Default" presentation:presentation-page-layout-name="AL3T19">
        <draw:frame presentation:style-name="pr16" draw:text-style-name="P2" draw:layer="layout" svg:width="24.681cm" svg:height="1.976cm" svg:x="0.356cm" svg:y="0.599cm" presentation:class="title" presentation:user-transformed="true">
          <draw:text-box>
            <text:p text:style-name="P1">Chaining</text:p>
          </draw:text-box>
        </draw:frame>
        <draw:g>
          <draw:custom-shape draw:style-name="gr3" draw:text-style-name="P11" draw:layer="layout" svg:width="2.54cm" svg:height="1.773cm" svg:x="2.54cm" svg:y="12.383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2.54cm" svg:height="1.773cm" svg:x="2.54cm" svg:y="14.156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2.54cm" svg:height="1.772cm" svg:x="2.54cm" svg:y="15.929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2.54cm" svg:height="1.773cm" svg:x="2.54cm" svg:y="10.61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2.54cm" svg:height="1.772cm" svg:x="2.54cm" svg:y="8.838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2.54cm" svg:height="1.773cm" svg:x="2.54cm" svg:y="7.065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2.54cm" svg:height="1.773cm" svg:x="2.54cm" svg:y="5.29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5.292cm" svg:x2="5.08cm" svg:y2="5.292cm">
            <text:p/>
          </draw:line>
          <draw:line draw:style-name="gr5" draw:text-style-name="P17" draw:layer="layout" svg:x1="2.54cm" svg:y1="7.065cm" svg:x2="5.08cm" svg:y2="7.065cm">
            <text:p/>
          </draw:line>
          <draw:line draw:style-name="gr5" draw:text-style-name="P17" draw:layer="layout" svg:x1="2.54cm" svg:y1="8.838cm" svg:x2="5.08cm" svg:y2="8.838cm">
            <text:p/>
          </draw:line>
          <draw:line draw:style-name="gr5" draw:text-style-name="P17" draw:layer="layout" svg:x1="2.54cm" svg:y1="10.61cm" svg:x2="5.08cm" svg:y2="10.61cm">
            <text:p/>
          </draw:line>
          <draw:line draw:style-name="gr5" draw:text-style-name="P17" draw:layer="layout" svg:x1="2.54cm" svg:y1="12.383cm" svg:x2="5.08cm" svg:y2="12.383cm">
            <text:p/>
          </draw:line>
          <draw:line draw:style-name="gr4" draw:text-style-name="P17" draw:layer="layout" svg:x1="2.54cm" svg:y1="17.701cm" svg:x2="5.08cm" svg:y2="17.701cm">
            <text:p/>
          </draw:line>
          <draw:line draw:style-name="gr4" draw:text-style-name="P17" draw:layer="layout" svg:x1="2.54cm" svg:y1="5.292cm" svg:x2="2.54cm" svg:y2="17.701cm">
            <text:p/>
          </draw:line>
          <draw:line draw:style-name="gr4" draw:text-style-name="P17" draw:layer="layout" svg:x1="5.08cm" svg:y1="5.292cm" svg:x2="5.08cm" svg:y2="17.701cm">
            <text:p/>
          </draw:line>
          <draw:line draw:style-name="gr5" draw:text-style-name="P17" draw:layer="layout" svg:x1="2.54cm" svg:y1="15.929cm" svg:x2="5.08cm" svg:y2="15.929cm">
            <text:p/>
          </draw:line>
          <draw:line draw:style-name="gr5" draw:text-style-name="P17" draw:layer="layout" svg:x1="2.54cm" svg:y1="14.156cm" svg:x2="5.08cm" svg:y2="14.156cm">
            <text:p/>
          </draw:line>
        </draw:g>
        <draw:line draw:style-name="gr6" draw:text-style-name="P17" draw:layer="layout" svg:x1="4.868cm" svg:y1="9.525cm" svg:x2="7.832cm" svg:y2="9.525cm">
          <text:p/>
        </draw:line>
        <draw:line draw:style-name="gr6" draw:text-style-name="P17" draw:layer="layout" svg:x1="4.868cm" svg:y1="11.43cm" svg:x2="7.832cm" svg:y2="11.43cm">
          <text:p/>
        </draw:line>
        <draw:line draw:style-name="gr6" draw:text-style-name="P17" draw:layer="layout" svg:x1="4.868cm" svg:y1="13.123cm" svg:x2="7.832cm" svg:y2="13.123cm">
          <text:p/>
        </draw:line>
        <draw:line draw:style-name="gr6" draw:text-style-name="P17" draw:layer="layout" svg:x1="4.868cm" svg:y1="15.028cm" svg:x2="7.832cm" svg:y2="15.028cm">
          <text:p/>
        </draw:line>
        <draw:line draw:style-name="gr6" draw:text-style-name="P17" draw:layer="layout" svg:x1="4.868cm" svg:y1="16.722cm" svg:x2="7.832cm" svg:y2="16.722cm">
          <text:p/>
        </draw:line>
        <draw:line draw:style-name="gr6" draw:text-style-name="P17" draw:layer="layout" svg:x1="4.868cm" svg:y1="7.832cm" svg:x2="7.832cm" svg:y2="7.832cm">
          <text:p/>
        </draw:line>
        <draw:line draw:style-name="gr6" draw:text-style-name="P17" draw:layer="layout" svg:x1="4.868cm" svg:y1="6.138cm" svg:x2="7.832cm" svg:y2="6.138cm">
          <text:p/>
        </draw:line>
        <draw:g>
          <draw:custom-shape draw:style-name="gr3" draw:text-style-name="P11" draw:layer="layout" svg:width="1.588cm" svg:height="1.438cm" svg:x="9.419cm" svg:y="5.503cm">
            <text:p text:style-name="P18"><text:span text:style-name="T8">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87cm" svg:height="1.438cm" svg:x="7.832cm" svg:y="5.503cm">
            <text:p text:style-name="P16"><text:span text:style-name="T7">70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7.832cm" svg:y1="5.503cm" svg:x2="11.007cm" svg:y2="5.503cm">
            <text:p/>
          </draw:line>
          <draw:line draw:style-name="gr4" draw:text-style-name="P17" draw:layer="layout" svg:x1="7.832cm" svg:y1="6.941cm" svg:x2="11.007cm" svg:y2="6.941cm">
            <text:p/>
          </draw:line>
          <draw:line draw:style-name="gr4" draw:text-style-name="P17" draw:layer="layout" svg:x1="7.832cm" svg:y1="5.503cm" svg:x2="7.832cm" svg:y2="6.941cm">
            <text:p/>
          </draw:line>
          <draw:line draw:style-name="gr5" draw:text-style-name="P17" draw:layer="layout" svg:x1="9.419cm" svg:y1="5.503cm" svg:x2="9.419cm" svg:y2="6.941cm">
            <text:p/>
          </draw:line>
          <draw:line draw:style-name="gr4" draw:text-style-name="P17" draw:layer="layout" svg:x1="11.007cm" svg:y1="5.503cm" svg:x2="11.007cm" svg:y2="6.941cm">
            <text:p/>
          </draw:line>
        </draw:g>
        <draw:g>
          <draw:custom-shape draw:style-name="gr7" draw:text-style-name="P11" draw:layer="layout" svg:width="1.588cm" svg:height="1.437cm" svg:x="9.419cm" svg:y="7.1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87cm" svg:height="1.437cm" svg:x="7.832cm" svg:y="7.197cm">
            <text:p text:style-name="P16"><text:span text:style-name="T7">99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7.832cm" svg:y1="7.197cm" svg:x2="11.007cm" svg:y2="7.197cm">
            <text:p/>
          </draw:line>
          <draw:line draw:style-name="gr4" draw:text-style-name="P17" draw:layer="layout" svg:x1="7.832cm" svg:y1="8.634cm" svg:x2="11.007cm" svg:y2="8.634cm">
            <text:p/>
          </draw:line>
          <draw:line draw:style-name="gr4" draw:text-style-name="P17" draw:layer="layout" svg:x1="7.832cm" svg:y1="7.197cm" svg:x2="7.832cm" svg:y2="8.634cm">
            <text:p/>
          </draw:line>
          <draw:line draw:style-name="gr5" draw:text-style-name="P17" draw:layer="layout" svg:x1="9.419cm" svg:y1="7.197cm" svg:x2="9.419cm" svg:y2="8.634cm">
            <text:p/>
          </draw:line>
          <draw:line draw:style-name="gr4" draw:text-style-name="P17" draw:layer="layout" svg:x1="11.007cm" svg:y1="7.197cm" svg:x2="11.007cm" svg:y2="8.634cm">
            <text:p/>
          </draw:line>
        </draw:g>
        <draw:g>
          <draw:custom-shape draw:style-name="gr3" draw:text-style-name="P11" draw:layer="layout" svg:width="1.588cm" svg:height="1.437cm" svg:x="14.71cm" svg:y="7.197cm">
            <text:p text:style-name="P18"><text:span text:style-name="T8">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87cm" svg:height="1.437cm" svg:x="13.123cm" svg:y="7.197cm">
            <text:p text:style-name="P16"><text:span text:style-name="T7">64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13.123cm" svg:y1="7.197cm" svg:x2="16.298cm" svg:y2="7.197cm">
            <text:p/>
          </draw:line>
          <draw:line draw:style-name="gr4" draw:text-style-name="P17" draw:layer="layout" svg:x1="13.123cm" svg:y1="8.634cm" svg:x2="16.298cm" svg:y2="8.634cm">
            <text:p/>
          </draw:line>
          <draw:line draw:style-name="gr4" draw:text-style-name="P17" draw:layer="layout" svg:x1="13.123cm" svg:y1="7.197cm" svg:x2="13.123cm" svg:y2="8.634cm">
            <text:p/>
          </draw:line>
          <draw:line draw:style-name="gr5" draw:text-style-name="P17" draw:layer="layout" svg:x1="14.71cm" svg:y1="7.197cm" svg:x2="14.71cm" svg:y2="8.634cm">
            <text:p/>
          </draw:line>
          <draw:line draw:style-name="gr4" draw:text-style-name="P17" draw:layer="layout" svg:x1="16.298cm" svg:y1="7.197cm" svg:x2="16.298cm" svg:y2="8.634cm">
            <text:p/>
          </draw:line>
        </draw:g>
        <draw:line draw:style-name="gr6" draw:text-style-name="P17" draw:layer="layout" svg:x1="10.16cm" svg:y1="8.043cm" svg:x2="13.123cm" svg:y2="8.043cm">
          <text:p/>
        </draw:line>
        <draw:custom-shape draw:style-name="gr8" draw:text-style-name="P11" draw:layer="layout" svg:width="1.058cm" svg:height="1.472cm" svg:x="7.832cm" svg:y="14.393cm">
          <text:p text:style-name="P19"><text:span text:style-name="T8">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88cm" svg:height="1.437cm" svg:x="9.63cm" svg:y="16.0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87cm" svg:height="1.437cm" svg:x="8.043cm" svg:y="16.087cm">
            <text:p text:style-name="P16"><text:span text:style-name="T7">83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8.043cm" svg:y1="16.087cm" svg:x2="11.218cm" svg:y2="16.087cm">
            <text:p/>
          </draw:line>
          <draw:line draw:style-name="gr4" draw:text-style-name="P17" draw:layer="layout" svg:x1="8.043cm" svg:y1="17.524cm" svg:x2="11.218cm" svg:y2="17.524cm">
            <text:p/>
          </draw:line>
          <draw:line draw:style-name="gr4" draw:text-style-name="P17" draw:layer="layout" svg:x1="8.043cm" svg:y1="16.087cm" svg:x2="8.043cm" svg:y2="17.524cm">
            <text:p/>
          </draw:line>
          <draw:line draw:style-name="gr5" draw:text-style-name="P17" draw:layer="layout" svg:x1="9.63cm" svg:y1="16.087cm" svg:x2="9.63cm" svg:y2="17.524cm">
            <text:p/>
          </draw:line>
          <draw:line draw:style-name="gr4" draw:text-style-name="P17" draw:layer="layout" svg:x1="11.218cm" svg:y1="16.087cm" svg:x2="11.218cm" svg:y2="17.524cm">
            <text:p/>
          </draw:line>
        </draw:g>
        <draw:g>
          <draw:custom-shape draw:style-name="gr3" draw:text-style-name="P11" draw:layer="layout" svg:width="1.588cm" svg:height="1.437cm" svg:x="14.922cm" svg:y="16.087cm">
            <text:p text:style-name="P18"><text:span text:style-name="T8">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87cm" svg:height="1.437cm" svg:x="13.335cm" svg:y="16.087cm">
            <text:p text:style-name="P16"><text:span text:style-name="T7">76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13.335cm" svg:y1="16.087cm" svg:x2="16.51cm" svg:y2="16.087cm">
            <text:p/>
          </draw:line>
          <draw:line draw:style-name="gr4" draw:text-style-name="P17" draw:layer="layout" svg:x1="13.335cm" svg:y1="17.524cm" svg:x2="16.51cm" svg:y2="17.524cm">
            <text:p/>
          </draw:line>
          <draw:line draw:style-name="gr4" draw:text-style-name="P17" draw:layer="layout" svg:x1="13.335cm" svg:y1="16.087cm" svg:x2="13.335cm" svg:y2="17.524cm">
            <text:p/>
          </draw:line>
          <draw:line draw:style-name="gr5" draw:text-style-name="P17" draw:layer="layout" svg:x1="14.922cm" svg:y1="16.087cm" svg:x2="14.922cm" svg:y2="17.524cm">
            <text:p/>
          </draw:line>
          <draw:line draw:style-name="gr4" draw:text-style-name="P17" draw:layer="layout" svg:x1="16.51cm" svg:y1="16.087cm" svg:x2="16.51cm" svg:y2="17.524cm">
            <text:p/>
          </draw:line>
        </draw:g>
        <draw:line draw:style-name="gr6" draw:text-style-name="P17" draw:layer="layout" svg:x1="10.372cm" svg:y1="16.933cm" svg:x2="13.335cm" svg:y2="16.933cm">
          <text:p/>
        </draw:line>
        <draw:g>
          <draw:custom-shape draw:style-name="gr3" draw:text-style-name="P11" draw:layer="layout" svg:width="1.588cm" svg:height="1.438cm" svg:x="9.419cm" svg:y="10.583cm">
            <text:p text:style-name="P18"><text:span text:style-name="T8">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87cm" svg:height="1.438cm" svg:x="7.832cm" svg:y="10.583cm">
            <text:p text:style-name="P16"><text:span text:style-name="T7">94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7.832cm" svg:y1="10.583cm" svg:x2="11.007cm" svg:y2="10.583cm">
            <text:p/>
          </draw:line>
          <draw:line draw:style-name="gr4" draw:text-style-name="P17" draw:layer="layout" svg:x1="7.832cm" svg:y1="12.021cm" svg:x2="11.007cm" svg:y2="12.021cm">
            <text:p/>
          </draw:line>
          <draw:line draw:style-name="gr4" draw:text-style-name="P17" draw:layer="layout" svg:x1="7.832cm" svg:y1="10.583cm" svg:x2="7.832cm" svg:y2="12.021cm">
            <text:p/>
          </draw:line>
          <draw:line draw:style-name="gr5" draw:text-style-name="P17" draw:layer="layout" svg:x1="9.419cm" svg:y1="10.583cm" svg:x2="9.419cm" svg:y2="12.021cm">
            <text:p/>
          </draw:line>
          <draw:line draw:style-name="gr4" draw:text-style-name="P17" draw:layer="layout" svg:x1="11.007cm" svg:y1="10.583cm" svg:x2="11.007cm" svg:y2="12.021cm">
            <text:p/>
          </draw:line>
        </draw:g>
        <draw:g>
          <draw:custom-shape draw:style-name="gr3" draw:text-style-name="P11" draw:layer="layout" svg:width="1.588cm" svg:height="1.438cm" svg:x="9.419cm" svg:y="12.532cm">
            <text:p text:style-name="P18"><text:span text:style-name="T8">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87cm" svg:height="1.438cm" svg:x="7.832cm" svg:y="12.532cm">
            <text:p text:style-name="P16"><text:span text:style-name="T7">53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7.832cm" svg:y1="12.532cm" svg:x2="11.007cm" svg:y2="12.532cm">
            <text:p/>
          </draw:line>
          <draw:line draw:style-name="gr4" draw:text-style-name="P17" draw:layer="layout" svg:x1="7.832cm" svg:y1="13.97cm" svg:x2="11.007cm" svg:y2="13.97cm">
            <text:p/>
          </draw:line>
          <draw:line draw:style-name="gr4" draw:text-style-name="P17" draw:layer="layout" svg:x1="7.832cm" svg:y1="12.532cm" svg:x2="7.832cm" svg:y2="13.97cm">
            <text:p/>
          </draw:line>
          <draw:line draw:style-name="gr5" draw:text-style-name="P17" draw:layer="layout" svg:x1="9.419cm" svg:y1="12.532cm" svg:x2="9.419cm" svg:y2="13.97cm">
            <text:p/>
          </draw:line>
          <draw:line draw:style-name="gr4" draw:text-style-name="P17" draw:layer="layout" svg:x1="11.007cm" svg:y1="12.532cm" svg:x2="11.007cm" svg:y2="13.97cm">
            <text:p/>
          </draw:line>
        </draw:g>
        <draw:g>
          <draw:custom-shape draw:style-name="gr3" draw:text-style-name="P11" draw:layer="layout" svg:width="1.588cm" svg:height="1.438cm" svg:x="9.419cm" svg:y="8.89cm">
            <text:p text:style-name="P18"><text:span text:style-name="T8">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87cm" svg:height="1.438cm" svg:x="7.832cm" svg:y="8.89cm">
            <text:p text:style-name="P16"><text:span text:style-name="T7">30</text:span></text:p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7.832cm" svg:y1="8.89cm" svg:x2="11.007cm" svg:y2="8.89cm">
            <text:p/>
          </draw:line>
          <draw:line draw:style-name="gr4" draw:text-style-name="P17" draw:layer="layout" svg:x1="7.832cm" svg:y1="10.328cm" svg:x2="11.007cm" svg:y2="10.328cm">
            <text:p/>
          </draw:line>
          <draw:line draw:style-name="gr4" draw:text-style-name="P17" draw:layer="layout" svg:x1="7.832cm" svg:y1="8.89cm" svg:x2="7.832cm" svg:y2="10.328cm">
            <text:p/>
          </draw:line>
          <draw:line draw:style-name="gr5" draw:text-style-name="P17" draw:layer="layout" svg:x1="9.419cm" svg:y1="8.89cm" svg:x2="9.419cm" svg:y2="10.328cm">
            <text:p/>
          </draw:line>
          <draw:line draw:style-name="gr4" draw:text-style-name="P17" draw:layer="layout" svg:x1="11.007cm" svg:y1="8.89cm" svg:x2="11.007cm" svg:y2="10.328cm">
            <text:p/>
          </draw:line>
        </draw:g>
        <draw:custom-shape draw:style-name="gr9" draw:text-style-name="P11" xml:id="id23" draw:id="id23" draw:layer="layout" svg:width="5.413cm" svg:height="2.303cm" svg:x="15.198cm" svg:y="3.268cm">
          <text:p text:style-name="P19"><text:span text:style-name="T9">Very efficient</text:span></text:p>
          <text:p text:style-name="P19"><text:span text:style-name="T10">Time Wise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xml:id="id24" draw:id="id24" draw:layer="layout" svg:width="7.157cm" svg:height="2.303cm" svg:x="15.452cm" svg:y="10.795cm">
          <text:p text:style-name="P19"><text:span text:style-name="T9">Other approaches</text:span></text:p>
          <text:p text:style-name="P19"><text:span text:style-name="T9">Use less spac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0;width" smil:keyTimes="0;1"/>
                  <anim:animate smil:dur="1s" smil:fill="hold" smil:targetElement="id23" smil:attributeName="height" smil:values="0;height" smil:keyTimes="0;1"/>
                  <anim:animate smil:dur="1s" smil:fill="hold" smil:targetElement="id23" smil:attributeName="x" smil:values="0;1" smil:keyTimes="0;1" anim:formula="x+(cos(-2*pi*(1-$))*-x-sin(-2*pi*(1-$))*(1-y))*(1-$)"/>
                  <anim:animate smil:dur="1s" smil:fill="hold" smil:targetElement="id23" smil:attributeName="y" smil:values="0;1" smil:keyTimes="0;1" anim:formula="y+(sin(-2*pi*(1-$))*-x+cos(-2*pi*(1-$))*(1-y))*(1-$)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out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4*width;width" smil:keyTimes="0;1"/>
                  <anim:animate smil:dur="0.5s" smil:fill="hold" smil:targetElement="id24" smil:attributeName="height" smil:values="4*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Open Addressing" draw:style-name="dp3" draw:master-page-name="Default" presentation:presentation-page-layout-name="AL2T1"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Open Addressing</text:p>
          </draw:text-box>
        </draw:frame>
        <draw:frame presentation:style-name="pr9" draw:text-style-name="P6" draw:layer="layout" svg:width="23.817cm" svg:height="11.488cm" svg:x="1.27cm" svg:y="5.877cm" presentation:class="outline" presentation:user-transformed="true">
          <draw:text-box>
            <text:p text:style-name="P7">When a collision occurs, </text:p>
            <text:p text:style-name="P7">if the table is not full find an available space</text:p>
            <text:p text:style-name="P8"><text:span text:style-name="T4">Linear Probing</text:span></text:p>
            <text:p text:style-name="P8"><text:span text:style-name="T4">Double Hashing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Linear Probing" draw:style-name="dp3" draw:master-page-name="Default" presentation:presentation-page-layout-name="AL2T1">
        <draw:frame presentation:style-name="pr16" draw:text-style-name="P2" draw:layer="layout" svg:width="24.681cm" svg:height="1.976cm" svg:x="0.356cm" svg:y="0.811cm" presentation:class="title" presentation:user-transformed="true">
          <draw:text-box>
            <text:p text:style-name="P1">Linear Probing</text:p>
          </draw:text-box>
        </draw:frame>
        <draw:frame presentation:style-name="pr18" draw:text-style-name="P6" draw:layer="layout" svg:width="23.817cm" svg:height="13.979cm" svg:x="1.27cm" svg:y="3.387cm" presentation:class="outline" presentation:user-transformed="true">
          <draw:text-box>
            <text:p xml:id="id25" text:id="id25" text:style-name="P20"><text:span text:style-name="T11">If the current location is occupied, try the next table location</text:span></text:p>
            <text:p xml:id="id26" text:id="id26" text:style-name="P21"><text:span text:style-name="T12">LinearProbingInsert(K) <text:s/>{</text:span></text:p>
            <text:p xml:id="id27" text:id="id27" text:style-name="P22"><text:span text:style-name="T12"><text:tab/></text:span><text:span text:style-name="T12">if (table is full) error;</text:span></text:p>
            <text:p xml:id="id28" text:id="id28" text:style-name="P22"><text:span text:style-name="T12"><text:tab/></text:span><text:span text:style-name="T12">probe = h(K);</text:span></text:p>
            <text:p xml:id="id29" text:id="id29" text:style-name="P22"><text:span text:style-name="T12"><text:tab/></text:span><text:span text:style-name="T12">while (table[probe] is occupied) </text:span></text:p>
            <text:p xml:id="id30" text:id="id30" text:style-name="P22"><text:span text:style-name="T12"><text:tab/></text:span><text:span text:style-name="T12"><text:tab/></text:span><text:span text:style-name="T12">probe = ++probe % M;</text:span></text:p>
            <text:p xml:id="id31" text:id="id31" text:style-name="P22"><text:span text:style-name="T12"><text:tab/></text:span><text:span text:style-name="T12">table[probe] = K;</text:span></text:p>
            <text:p xml:id="id32" text:id="id32" text:style-name="P21"><text:span text:style-name="T12">}</text:span></text:p>
            <text:p xml:id="id33" text:id="id33" text:style-name="P20"><text:span text:style-name="T11">Walk along table until an empty spot is found</text:span></text:p>
            <text:p xml:id="id34" text:id="id34" text:style-name="P20"><text:span text:style-name="T11">Uses less memory than chaining (no links)</text:span></text:p>
            <text:p xml:id="id35" text:id="id35" text:style-name="P20"><text:span text:style-name="T11">Takes more time than chaining (long walks)</text:span></text:p>
            <text:p xml:id="id36" text:id="id36" text:style-name="P20"><text:span text:style-name="T11">Deleting is a pain (mark a slot as having been deleted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3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3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66cm" svg:height="1.455cm" svg:x="16.933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3.7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2.114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5.733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6.082cm" svg:height="1.282cm" svg:x="3.377cm" svg:y="8.255cm">
          <text:p text:style-name="P19"><text:span text:style-name="T9">h(K) <text:s/>: <text:s text:c="5"/>5, <text:s text:c="2"/>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7.832cm" svg:y1="7.62cm" svg:x2="11.218cm" svg:y2="13.97cm">
          <text:p/>
        </draw:lin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66cm" svg:height="1.455cm" svg:x="16.933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3.7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2.114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8.135cm" svg:height="1.282cm" svg:x="3.371cm" svg:y="8.255cm">
          <text:p text:style-name="P19"><text:span text:style-name="T9">h(K) <text:s/>: <text:s text:c="5"/>5, <text:s text:c="3"/>2, <text:s text:c="3"/>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9.736cm" svg:y1="7.832cm" svg:x2="6.561cm" svg:y2="14.182cm">
          <text:p/>
        </draw:lin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3.7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2.114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9.654cm" svg:height="1.282cm" svg:x="3.368cm" svg:y="8.255cm">
          <text:p text:style-name="P19"><text:span text:style-name="T9">h(K) <text:s/>: <text:s text:c="5"/>5, <text:s text:c="3"/>2, <text:s text:c="4"/>9, <text:s/>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1.43cm" svg:y1="7.832cm" svg:x2="17.568cm" svg:y2="13.97cm">
          <text:p/>
        </draw:lin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2.114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2.508cm" svg:height="1.282cm" svg:x="3.359cm" svg:y="8.255cm">
          <text:p text:style-name="P19"><text:span text:style-name="T9">h(K) <text:s/>: <text:s text:c="5"/>5, <text:s text:c="3"/>2, <text:s text:c="4"/>9, <text:s text:c="4"/>7, <text:s text:c="4"/>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3.547cm" svg:y1="7.832cm" svg:x2="14.605cm" svg:y2="13.97cm">
          <text:p/>
        </draw:lin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4.028cm" svg:height="1.282cm" svg:x="3.355cm" svg:y="8.255cm">
          <text:p text:style-name="P19"><text:span text:style-name="T9">h(K) <text:s/>: <text:s text:c="5"/>5, <text:s text:c="3"/>2, <text:s text:c="4"/>9, <text:s text:c="4"/>7, <text:s text:c="4"/>6, <text:s text:c="2"/>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5.452cm" svg:y1="7.832cm" svg:x2="12.7cm" svg:y2="14.182cm">
          <text:p/>
        </draw:lin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5.281cm" svg:height="1.282cm" svg:x="3.353cm" svg:y="8.255cm">
          <text:p text:style-name="P19"><text:span text:style-name="T9">h(K) <text:s/>: <text:s text:c="5"/>5, <text:s text:c="3"/>2, <text:s text:c="4"/>9, <text:s text:c="4"/>7, <text:s text:c="4"/>6, <text:s text:c="4"/>5,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7.568cm" svg:y1="7.832cm" svg:x2="11.43cm" svg:y2="13.97cm">
          <text:p/>
        </draw:lin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office:forms form:automatic-focus="false" form:apply-design-mode="false"/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5.281cm" svg:height="1.282cm" svg:x="3.353cm" svg:y="8.255cm">
          <text:p text:style-name="P19"><text:span text:style-name="T9">h(K) <text:s/>: <text:s text:c="5"/>5, <text:s text:c="3"/>2, <text:s text:c="4"/>9, <text:s text:c="4"/>7, <text:s text:c="4"/>6, <text:s text:c="4"/>5,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7.568cm" svg:y1="7.832cm" svg:x2="11.43cm" svg:y2="13.97cm">
          <text:p/>
        </draw:line>
        <draw:line draw:style-name="gr11" draw:layer="layout" svg:x1="10.795cm" svg:y1="13.335cm" svg:x2="13.335cm" svg:y2="13.335cm">
          <text:p/>
        </draw:lin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5.281cm" svg:height="1.282cm" svg:x="3.353cm" svg:y="8.255cm">
          <text:p text:style-name="P19"><text:span text:style-name="T9">h(K) <text:s/>: <text:s text:c="5"/>5, <text:s text:c="3"/>2, <text:s text:c="4"/>9, <text:s text:c="4"/>7, <text:s text:c="4"/>6, <text:s text:c="4"/>5,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7.568cm" svg:y1="7.832cm" svg:x2="11.43cm" svg:y2="13.97cm">
          <text:p/>
        </draw:line>
        <draw:line draw:style-name="gr11" draw:layer="layout" svg:x1="10.795cm" svg:y1="13.335cm" svg:x2="13.335cm" svg:y2="13.335cm">
          <text:p/>
        </draw:line>
        <draw:line draw:style-name="gr11" draw:layer="layout" svg:x1="12.7cm" svg:y1="13.335cm" svg:x2="15.24cm" svg:y2="13.335cm">
          <text:p/>
        </draw:lin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627cm" svg:height="1.455cm" svg:x="15.306cm" svg:y="14.182cm">
            <text:p text:style-name="P23"><text:span text:style-name="T7">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5.281cm" svg:height="1.282cm" svg:x="3.353cm" svg:y="8.255cm">
          <text:p text:style-name="P19"><text:span text:style-name="T9">h(K) <text:s/>: <text:s text:c="5"/>5, <text:s text:c="3"/>2, <text:s text:c="4"/>9, <text:s text:c="4"/>7, <text:s text:c="4"/>6, <text:s text:c="4"/>5,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7.568cm" svg:y1="7.832cm" svg:x2="11.43cm" svg:y2="13.97cm">
          <text:p/>
        </draw:line>
        <draw:line draw:style-name="gr11" draw:layer="layout" svg:x1="12.065cm" svg:y1="13.335cm" svg:x2="13.97cm" svg:y2="13.335cm">
          <text:p/>
        </draw:line>
        <draw:line draw:style-name="gr11" draw:layer="layout" svg:x1="13.335cm" svg:y1="13.335cm" svg:x2="15.875cm" svg:y2="13.335cm">
          <text:p/>
        </draw:line>
        <draw:line draw:style-name="gr11" draw:layer="layout" svg:x1="10.795cm" svg:y1="13.335cm" svg:x2="12.7cm" svg:y2="13.335cm">
          <text:p/>
        </draw:lin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office:forms form:automatic-focus="false" form:apply-design-mode="false"/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627cm" svg:height="1.455cm" svg:x="15.306cm" svg:y="14.182cm">
            <text:p text:style-name="P23"><text:span text:style-name="T7">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6.809cm" svg:height="1.282cm" svg:x="3.35cm" svg:y="8.255cm">
          <text:p text:style-name="P19"><text:span text:style-name="T9">h(K) <text:s/>: <text:s text:c="5"/>5, <text:s text:c="3"/>2, <text:s text:c="4"/>9, <text:s text:c="4"/>7, <text:s text:c="4"/>6, <text:s text:c="4"/>5, <text:s text:c="3"/>8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9.473cm" svg:y1="7.62cm" svg:x2="16.087cm" svg:y2="13.97cm">
          <text:p/>
        </draw:lin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office:forms form:automatic-focus="false" form:apply-design-mode="false"/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Linear Probing</text:p>
          </draw:text-box>
        </draw:frame>
        <draw:custom-shape draw:style-name="gr9" draw:text-style-name="P11" draw:layer="layout" svg:width="6.06cm" svg:height="1.282cm" svg:x="2.33cm" svg:y="3.81cm">
          <text:p text:style-name="P19"><text:span text:style-name="T9">h(K) = K % 1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627cm" svg:height="1.455cm" svg:x="15.306cm" svg:y="14.182cm">
            <text:p text:style-name="P23"><text:span text:style-name="T7">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6.809cm" svg:height="1.282cm" svg:x="3.35cm" svg:y="8.255cm">
          <text:p text:style-name="P19"><text:span text:style-name="T9">h(K) <text:s/>: <text:s text:c="5"/>5, <text:s text:c="3"/>2, <text:s text:c="4"/>9, <text:s text:c="4"/>7, <text:s text:c="4"/>6, <text:s text:c="4"/>5, <text:s text:c="3"/>8</text:span></text:p>
          <draw:enhanced-geometry svg:viewBox="0 0 21600 21600" draw:type="mso-spt202" draw:enhanced-path="M 0 0 L 21600 0 21600 21600 0 21600 0 0 Z N"/>
        </draw:custom-shape>
        <draw:line draw:style-name="gr6" draw:text-style-name="P17" draw:layer="layout" svg:x1="19.473cm" svg:y1="7.62cm" svg:x2="16.087cm" svg:y2="13.97cm">
          <text:p/>
        </draw:line>
        <draw:custom-shape draw:style-name="gr9" draw:text-style-name="P11" xml:id="id37" draw:id="id37" draw:layer="layout" svg:width="1.493cm" svg:height="1.37cm" svg:x="18.63cm" svg:y="14.182cm">
          <text:p text:style-name="P1"><text:span text:style-name="T7">73</text:span></text:p>
          <draw:enhanced-geometry svg:viewBox="0 0 21600 21600" draw:type="mso-spt202" draw:enhanced-path="M 0 0 L 21600 0 21600 21600 0 21600 0 0 Z N"/>
        </draw:custom-shape>
        <draw:line draw:style-name="gr11" draw:layer="layout" svg:x1="15.24cm" svg:y1="13.335cm" svg:x2="17.78cm" svg:y2="13.335cm">
          <text:p/>
        </draw:line>
        <draw:line draw:style-name="gr11" draw:layer="layout" svg:x1="17.145cm" svg:y1="13.335cm" svg:x2="19.685cm" svg:y2="13.3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Double Hashing" draw:style-name="dp3" draw:master-page-name="Default" presentation:presentation-page-layout-name="AL2T1">
        <office:forms form:automatic-focus="false" form:apply-design-mode="false"/>
        <draw:frame presentation:style-name="pr16" draw:text-style-name="P2" draw:layer="layout" svg:width="24.681cm" svg:height="1.976cm" svg:x="0.356cm" svg:y="0.811cm" presentation:class="title" presentation:user-transformed="true">
          <draw:text-box>
            <text:p text:style-name="P1">Double Hashing</text:p>
          </draw:text-box>
        </draw:frame>
        <draw:frame presentation:style-name="pr18" draw:text-style-name="P6" draw:layer="layout" svg:width="23.182cm" svg:height="13.979cm" svg:x="1.905cm" svg:y="3.387cm" presentation:class="outline" presentation:user-transformed="true">
          <draw:text-box>
            <text:p xml:id="id38" text:id="id38" text:style-name="P24"><text:span text:style-name="T13">If the current location is occupied, try another table location</text:span></text:p>
            <text:p xml:id="id39" text:id="id39" text:style-name="P24"><text:span text:style-name="T13">Use two hash functions</text:span></text:p>
            <text:p xml:id="id40" text:id="id40" text:style-name="P24"><text:span text:style-name="T13">If M is prime, eventually will examine every location </text:span></text:p>
            <text:p xml:id="id41" text:id="id41" text:style-name="P25"><text:span text:style-name="T14">DoubleHashInsert(K) <text:s/>{</text:span></text:p>
            <text:p xml:id="id42" text:id="id42" text:style-name="P26"><text:span text:style-name="T14"><text:tab/></text:span><text:span text:style-name="T14">if (table is full) error;</text:span></text:p>
            <text:p xml:id="id43" text:id="id43" text:style-name="P26"><text:span text:style-name="T14"><text:tab/></text:span><text:span text:style-name="T14">probe = h1(K);</text:span></text:p>
            <text:p xml:id="id44" text:id="id44" text:style-name="P26"><text:span text:style-name="T14"><text:tab/></text:span><text:span text:style-name="T14">offset = h2(K);</text:span></text:p>
            <text:p xml:id="id45" text:id="id45" text:style-name="P26"><text:span text:style-name="T14"><text:tab/></text:span><text:span text:style-name="T14">while (table[probe] is occupied) </text:span></text:p>
            <text:p xml:id="id46" text:id="id46" text:style-name="P26"><text:span text:style-name="T14"><text:tab/></text:span><text:span text:style-name="T14"><text:tab/></text:span><text:span text:style-name="T14">probe = (probe+offset) % M;</text:span></text:p>
            <text:p xml:id="id47" text:id="id47" text:style-name="P26"><text:span text:style-name="T14"><text:tab/></text:span><text:span text:style-name="T14">table[probe] = K;</text:span></text:p>
            <text:p xml:id="id48" text:id="id48" text:style-name="P25"><text:span text:style-name="T14">}</text:span></text:p>
            <text:p xml:id="id49" text:id="id49" text:style-name="P24"><text:span text:style-name="T13">Many of the same (dis)advantages as linear probing</text:span></text:p>
            <text:p xml:id="id50" text:id="id50" text:style-name="P24"><text:span text:style-name="T13">Distributes keys more evenly than linear probing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office:forms form:automatic-focus="false" form:apply-design-mode="false"/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Double Hashing</text:p>
          </draw:text-box>
        </draw:frame>
        <draw:custom-shape draw:style-name="gr9" draw:text-style-name="P11" draw:layer="layout" svg:width="7.364cm" svg:height="2.303cm" svg:x="2.328cm" svg:y="3.81cm">
          <text:p text:style-name="P19"><text:span text:style-name="T9">h1(K) = K % 13</text:span></text:p>
          <text:p text:style-name="P19"><text:span text:style-name="T9">h2(K) = 7 - K % 7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66cm" svg:height="1.455cm" svg:x="16.933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3.7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6cm" svg:height="1.455cm" svg:x="12.114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7cm" svg:height="1.455cm" svg:x="10.517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5.733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xml:id="id51" draw:id="id5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xml:id="id52" draw:id="id52" draw:layer="layout" svg:width="16.737cm" svg:height="1.282cm" svg:x="3.352cm" svg:y="8.255cm">
          <text:p text:style-name="P19"><text:span text:style-name="T9">h1(K) <text:s/>: <text:s text:c="3"/>5, <text:s text:c="3"/>2, <text:s text:c="4"/>9, <text:s text:c="4"/>7, <text:s text:c="4"/>6, <text:s text:c="4"/>5, <text:s text:c="3"/>8</text:span></text:p>
          <draw:enhanced-geometry svg:viewBox="0 0 21600 21600" draw:type="mso-spt202" draw:enhanced-path="M 0 0 L 21600 0 21600 21600 0 21600 0 0 Z N"/>
        </draw:custom-shape>
        <draw:custom-shape draw:style-name="gr12" draw:text-style-name="P27" xml:id="id53" draw:id="id53" draw:layer="layout" svg:width="17.537cm" svg:height="1.282cm" svg:x="3.246cm" svg:y="10.16cm">
          <text:p text:style-name="P19"><text:span text:style-name="T9">h2(K) <text:s/>: <text:s text:c="4"/>3, <text:s text:c="3"/>1, <text:s text:c="4"/>6, <text:s text:c="4"/>4, <text:s text:c="4"/>3, <text:s text:c="4"/>4, <text:s text:c="3"/>4 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office:forms form:automatic-focus="false" form:apply-design-mode="false"/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Double Hashing</text:p>
          </draw:text-box>
        </draw:frame>
        <draw:custom-shape draw:style-name="gr9" draw:text-style-name="P11" draw:layer="layout" svg:width="7.364cm" svg:height="2.303cm" svg:x="2.328cm" svg:y="3.81cm">
          <text:p text:style-name="P19"><text:span text:style-name="T9">h1(K) = K % 13</text:span></text:p>
          <text:p text:style-name="P19"><text:span text:style-name="T9">h1(K) = 8 - K % 8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xml:id="id54" draw:id="id54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xml:id="id55" draw:id="id55" draw:layer="layout" svg:width="16.737cm" svg:height="1.282cm" svg:x="3.352cm" svg:y="8.255cm">
          <text:p text:style-name="P19"><text:span text:style-name="T9">h1(K) <text:s/>: <text:s text:c="3"/>5, <text:s text:c="3"/>2, <text:s text:c="4"/>9, <text:s text:c="4"/>7, <text:s text:c="4"/>6, <text:s text:c="4"/>5, <text:s text:c="3"/>8</text:span></text:p>
          <draw:enhanced-geometry svg:viewBox="0 0 21600 21600" draw:type="mso-spt202" draw:enhanced-path="M 0 0 L 21600 0 21600 21600 0 21600 0 0 Z N"/>
        </draw:custom-shape>
        <draw:polyline draw:style-name="gr6" draw:text-style-name="P17" xml:id="id56" draw:id="id56" draw:layer="layout" svg:width="6.137cm" svg:height="6.137cm" svg:x="11.43cm" svg:y="7.832cm" svg:viewBox="0 0 6138 6138" draw:points="6138,0 0,6138">
          <text:p text:style-name="P1"/>
        </draw:polyline>
        <draw:custom-shape draw:style-name="gr9" draw:text-style-name="P11" xml:id="id57" draw:id="id57" draw:layer="layout" svg:width="1.493cm" svg:height="1.37cm" svg:x="2.54cm" svg:y="13.97cm">
          <text:p text:style-name="P1"><text:span text:style-name="T7">31</text:span></text:p>
          <draw:enhanced-geometry svg:viewBox="0 0 21600 21600" draw:type="mso-spt202" draw:enhanced-path="M 0 0 L 21600 0 21600 21600 0 21600 0 0 Z N"/>
        </draw:custom-shape>
        <draw:custom-shape draw:style-name="gr13" draw:text-style-name="P27" draw:layer="layout" svg:width="18.489cm" svg:height="1.282cm" svg:x="2.54cm" svg:y="10.183cm">
          <text:p text:style-name="P19"><text:span text:style-name="T9">h2(K) <text:s/>: <text:s text:c="4"/>3, <text:s text:c="3"/>1, <text:s text:c="4"/>6, <text:s text:c="4"/>4, <text:s text:c="4"/>3, <text:s text:c="4"/>4, <text:s text:c="3"/>4 <text:s/></text:span></text:p>
          <draw:enhanced-geometry svg:viewBox="0 0 21600 21600" draw:type="mso-spt202" draw:enhanced-path="M 0 0 L 21600 0 21600 21600 0 21600 0 0 Z N"/>
        </draw:custom-shape>
        <draw:line draw:style-name="gr11" draw:layer="layout" svg:x1="11.43cm" svg:y1="13.335cm" svg:x2="17.78cm" svg:y2="13.335cm">
          <text:p/>
        </draw:line>
        <draw:line draw:style-name="gr11" draw:layer="layout" svg:x1="17.78cm" svg:y1="13.335cm" svg:x2="22.225cm" svg:y2="13.335cm">
          <text:p/>
        </draw:line>
        <draw:line draw:style-name="gr11" draw:layer="layout" svg:x1="1.905cm" svg:y1="13.335cm" svg:x2="3.81cm" svg:y2="13.3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>
        <office:forms form:automatic-focus="false" form:apply-design-mode="false"/>
        <draw:frame presentation:style-name="pr19" draw:text-style-name="P2" draw:layer="layout" svg:width="24.681cm" svg:height="2.118cm" svg:x="0.374cm" svg:y="1.057cm" presentation:class="title" presentation:user-transformed="true">
          <draw:text-box>
            <text:p text:style-name="P1">Double Hashing</text:p>
          </draw:text-box>
        </draw:frame>
        <draw:custom-shape draw:style-name="gr9" draw:text-style-name="P11" draw:layer="layout" svg:width="7.364cm" svg:height="2.303cm" svg:x="2.328cm" svg:y="3.81cm">
          <text:p text:style-name="P19"><text:span text:style-name="T9">h1(K) = K % 13</text:span></text:p>
          <text:p text:style-name="P19"><text:span text:style-name="T9">h1(K) = 8 - K % 8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1" draw:layer="layout" svg:width="1.592cm" svg:height="1.455cm" svg:x="21.6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20.091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18.499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66cm" svg:height="1.455cm" svg:x="16.933cm" svg:y="14.182cm">
            <text:p text:style-name="P23"><text:span text:style-name="T7">2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27cm" svg:height="1.455cm" svg:x="15.306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3.71cm" svg:y="14.182cm">
            <text:p text:style-name="P23"><text:span text:style-name="T7">5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6cm" svg:height="1.455cm" svg:x="12.114cm" svg:y="14.182cm">
            <text:p text:style-name="P23"><text:span text:style-name="T7">3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7cm" svg:height="1.455cm" svg:x="10.517cm" svg:y="14.182cm">
            <text:p text:style-name="P23"><text:span text:style-name="T7">1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8.9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cm" svg:height="1.455cm" svg:x="7.325cm" svg:y="14.1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2cm" svg:height="1.455cm" svg:x="5.733cm" svg:y="14.182cm">
            <text:p text:style-name="P23"><text:span text:style-name="T7">4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601cm" svg:height="1.455cm" svg:x="4.132cm" svg:y="14.1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.592cm" svg:height="1.455cm" svg:x="2.54cm" svg:y="14.18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2.54cm" svg:y1="15.637cm" svg:x2="23.283cm" svg:y2="15.637cm">
            <text:p/>
          </draw:line>
          <draw:line draw:style-name="gr4" draw:text-style-name="P17" draw:layer="layout" svg:x1="2.54cm" svg:y1="14.182cm" svg:x2="2.54cm" svg:y2="15.637cm">
            <text:p/>
          </draw:line>
          <draw:line draw:style-name="gr5" draw:text-style-name="P17" draw:layer="layout" svg:x1="4.132cm" svg:y1="14.182cm" svg:x2="4.132cm" svg:y2="15.637cm">
            <text:p/>
          </draw:line>
          <draw:line draw:style-name="gr5" draw:text-style-name="P17" draw:layer="layout" svg:x1="5.733cm" svg:y1="14.182cm" svg:x2="5.733cm" svg:y2="15.637cm">
            <text:p/>
          </draw:line>
          <draw:line draw:style-name="gr5" draw:text-style-name="P17" draw:layer="layout" svg:x1="7.325cm" svg:y1="14.182cm" svg:x2="7.325cm" svg:y2="15.637cm">
            <text:p/>
          </draw:line>
          <draw:line draw:style-name="gr5" draw:text-style-name="P17" draw:layer="layout" svg:x1="8.925cm" svg:y1="14.182cm" svg:x2="8.925cm" svg:y2="15.637cm">
            <text:p/>
          </draw:line>
          <draw:line draw:style-name="gr5" draw:text-style-name="P17" draw:layer="layout" svg:x1="10.517cm" svg:y1="14.182cm" svg:x2="10.517cm" svg:y2="15.637cm">
            <text:p/>
          </draw:line>
          <draw:line draw:style-name="gr5" draw:text-style-name="P17" draw:layer="layout" svg:x1="12.114cm" svg:y1="14.182cm" svg:x2="12.114cm" svg:y2="15.637cm">
            <text:p/>
          </draw:line>
          <draw:line draw:style-name="gr5" draw:text-style-name="P17" draw:layer="layout" svg:x1="13.71cm" svg:y1="14.182cm" svg:x2="13.71cm" svg:y2="15.637cm">
            <text:p/>
          </draw:line>
          <draw:line draw:style-name="gr5" draw:text-style-name="P17" draw:layer="layout" svg:x1="15.306cm" svg:y1="14.182cm" svg:x2="15.306cm" svg:y2="15.637cm">
            <text:p/>
          </draw:line>
          <draw:line draw:style-name="gr5" draw:text-style-name="P17" draw:layer="layout" svg:x1="16.933cm" svg:y1="14.182cm" svg:x2="16.933cm" svg:y2="15.637cm">
            <text:p/>
          </draw:line>
          <draw:line draw:style-name="gr5" draw:text-style-name="P17" draw:layer="layout" svg:x1="18.499cm" svg:y1="14.182cm" svg:x2="18.499cm" svg:y2="15.637cm">
            <text:p/>
          </draw:line>
          <draw:line draw:style-name="gr5" draw:text-style-name="P17" draw:layer="layout" svg:x1="20.091cm" svg:y1="14.182cm" svg:x2="20.091cm" svg:y2="15.637cm">
            <text:p/>
          </draw:line>
          <draw:line draw:style-name="gr5" draw:text-style-name="P17" draw:layer="layout" svg:x1="21.691cm" svg:y1="14.182cm" svg:x2="21.691cm" svg:y2="15.637cm">
            <text:p/>
          </draw:line>
          <draw:line draw:style-name="gr4" draw:text-style-name="P17" draw:layer="layout" svg:x1="23.283cm" svg:y1="14.182cm" svg:x2="23.283cm" svg:y2="15.637cm">
            <text:p/>
          </draw:line>
          <draw:line draw:style-name="gr5" draw:text-style-name="P17" draw:layer="layout" svg:x1="12.114cm" svg:y1="14.182cm" svg:x2="13.71cm" svg:y2="14.182cm">
            <text:p/>
          </draw:line>
          <draw:line draw:style-name="gr4" draw:text-style-name="P17" draw:layer="layout" svg:x1="2.54cm" svg:y1="14.182cm" svg:x2="12.114cm" svg:y2="14.182cm">
            <text:p/>
          </draw:line>
          <draw:line draw:style-name="gr4" draw:text-style-name="P17" draw:layer="layout" svg:x1="13.71cm" svg:y1="14.182cm" svg:x2="23.283cm" svg:y2="14.182cm">
            <text:p/>
          </draw:line>
        </draw:g>
        <draw:g>
          <draw:custom-shape draw:style-name="gr3" draw:text-style-name="P11" draw:layer="layout" svg:width="1.594cm" svg:height="1.437cm" svg:x="21.688cm" svg:y="15.452cm">
            <text:p text:style-name="P16"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20.089cm" svg:y="15.452cm">
            <text:p text:style-name="P16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18.498cm" svg:y="15.452cm">
            <text:p text:style-name="P16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16.898cm" svg:y="15.452cm">
            <text:p text:style-name="P16"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15.304cm" svg:y="15.452cm">
            <text:p text:style-name="P16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3.709cm" svg:y="15.452cm">
            <text:p text:style-name="P16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2.113cm" svg:y="15.452cm">
            <text:p text:style-name="P16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5cm" svg:height="1.437cm" svg:x="10.518cm" svg:y="15.452cm">
            <text:p text:style-name="P16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8.924cm" svg:y="15.452cm">
            <text:p text:style-name="P16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7.324cm" svg:y="15.452cm">
            <text:p text:style-name="P16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1cm" svg:height="1.437cm" svg:x="5.733cm" svg:y="15.452cm">
            <text:p text:style-name="P16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9cm" svg:height="1.437cm" svg:x="4.134cm" svg:y="15.452cm">
            <text:p text:style-name="P16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1.594cm" svg:height="1.437cm" svg:x="2.54cm" svg:y="15.452cm">
            <text:p text:style-name="P16"><text:span text:style-name="T7">0</text:span></text:p>
            <draw:enhanced-geometry svg:viewBox="0 0 21600 21600" draw:type="rectangle" draw:enhanced-path="M 0 0 L 21600 0 21600 21600 0 21600 0 0 Z N"/>
          </draw:custom-shape>
          <draw:line draw:style-name="gr10" draw:text-style-name="P17" draw:layer="layout" svg:x1="2.54cm" svg:y1="16.889cm" svg:x2="4.134cm" svg:y2="16.889cm">
            <text:p/>
          </draw:line>
          <draw:line draw:style-name="gr10" draw:text-style-name="P17" draw:layer="layout" svg:x1="2.54cm" svg:y1="15.452cm" svg:x2="2.54cm" svg:y2="16.889cm">
            <text:p/>
          </draw:line>
          <draw:line draw:style-name="gr10" draw:text-style-name="P17" draw:layer="layout" svg:x1="23.282cm" svg:y1="15.452cm" svg:x2="23.282cm" svg:y2="16.889cm">
            <text:p/>
          </draw:line>
          <draw:line draw:style-name="gr10" draw:text-style-name="P17" draw:layer="layout" svg:x1="12.113cm" svg:y1="15.452cm" svg:x2="13.708cm" svg:y2="15.452cm">
            <text:p/>
          </draw:line>
          <draw:line draw:style-name="gr10" draw:text-style-name="P17" draw:layer="layout" svg:x1="2.54cm" svg:y1="15.452cm" svg:x2="4.134cm" svg:y2="15.452cm">
            <text:p/>
          </draw:line>
          <draw:line draw:style-name="gr10" draw:text-style-name="P17" draw:layer="layout" svg:x1="13.709cm" svg:y1="15.452cm" svg:x2="15.304cm" svg:y2="15.452cm">
            <text:p/>
          </draw:line>
          <draw:line draw:style-name="gr10" draw:text-style-name="P17" draw:layer="layout" svg:x1="4.134cm" svg:y1="16.889cm" svg:x2="5.733cm" svg:y2="16.889cm">
            <text:p/>
          </draw:line>
          <draw:line draw:style-name="gr10" draw:text-style-name="P17" draw:layer="layout" svg:x1="5.733cm" svg:y1="16.889cm" svg:x2="7.324cm" svg:y2="16.889cm">
            <text:p/>
          </draw:line>
          <draw:line draw:style-name="gr10" draw:text-style-name="P17" draw:layer="layout" svg:x1="7.324cm" svg:y1="16.889cm" svg:x2="8.923cm" svg:y2="16.889cm">
            <text:p/>
          </draw:line>
          <draw:line draw:style-name="gr10" draw:text-style-name="P17" draw:layer="layout" svg:x1="8.924cm" svg:y1="16.889cm" svg:x2="10.518cm" svg:y2="16.889cm">
            <text:p/>
          </draw:line>
          <draw:line draw:style-name="gr10" draw:text-style-name="P17" draw:layer="layout" svg:x1="10.518cm" svg:y1="16.889cm" svg:x2="12.113cm" svg:y2="16.889cm">
            <text:p/>
          </draw:line>
          <draw:line draw:style-name="gr10" draw:text-style-name="P17" draw:layer="layout" svg:x1="12.113cm" svg:y1="16.889cm" svg:x2="13.708cm" svg:y2="16.889cm">
            <text:p/>
          </draw:line>
          <draw:line draw:style-name="gr10" draw:text-style-name="P17" draw:layer="layout" svg:x1="13.709cm" svg:y1="16.889cm" svg:x2="15.304cm" svg:y2="16.889cm">
            <text:p/>
          </draw:line>
          <draw:line draw:style-name="gr10" draw:text-style-name="P17" draw:layer="layout" svg:x1="15.304cm" svg:y1="16.889cm" svg:x2="16.898cm" svg:y2="16.889cm">
            <text:p/>
          </draw:line>
          <draw:line draw:style-name="gr10" draw:text-style-name="P17" draw:layer="layout" svg:x1="16.898cm" svg:y1="16.889cm" svg:x2="18.497cm" svg:y2="16.889cm">
            <text:p/>
          </draw:line>
          <draw:line draw:style-name="gr10" draw:text-style-name="P17" draw:layer="layout" svg:x1="18.498cm" svg:y1="16.889cm" svg:x2="20.089cm" svg:y2="16.889cm">
            <text:p/>
          </draw:line>
          <draw:line draw:style-name="gr10" draw:text-style-name="P17" draw:layer="layout" svg:x1="20.089cm" svg:y1="16.889cm" svg:x2="21.688cm" svg:y2="16.889cm">
            <text:p/>
          </draw:line>
          <draw:line draw:style-name="gr10" draw:text-style-name="P17" draw:layer="layout" svg:x1="21.688cm" svg:y1="16.889cm" svg:x2="23.282cm" svg:y2="16.889cm">
            <text:p/>
          </draw:line>
          <draw:line draw:style-name="gr10" draw:text-style-name="P17" draw:layer="layout" svg:x1="4.134cm" svg:y1="15.452cm" svg:x2="5.733cm" svg:y2="15.452cm">
            <text:p/>
          </draw:line>
          <draw:line draw:style-name="gr10" draw:text-style-name="P17" draw:layer="layout" svg:x1="5.733cm" svg:y1="15.452cm" svg:x2="7.324cm" svg:y2="15.452cm">
            <text:p/>
          </draw:line>
          <draw:line draw:style-name="gr10" draw:text-style-name="P17" draw:layer="layout" svg:x1="7.324cm" svg:y1="15.452cm" svg:x2="8.923cm" svg:y2="15.452cm">
            <text:p/>
          </draw:line>
          <draw:line draw:style-name="gr10" draw:text-style-name="P17" draw:layer="layout" svg:x1="8.924cm" svg:y1="15.452cm" svg:x2="10.518cm" svg:y2="15.452cm">
            <text:p/>
          </draw:line>
          <draw:line draw:style-name="gr10" draw:text-style-name="P17" draw:layer="layout" svg:x1="10.518cm" svg:y1="15.452cm" svg:x2="12.113cm" svg:y2="15.452cm">
            <text:p/>
          </draw:line>
          <draw:line draw:style-name="gr10" draw:text-style-name="P17" draw:layer="layout" svg:x1="15.304cm" svg:y1="15.452cm" svg:x2="16.898cm" svg:y2="15.452cm">
            <text:p/>
          </draw:line>
          <draw:line draw:style-name="gr10" draw:text-style-name="P17" draw:layer="layout" svg:x1="16.898cm" svg:y1="15.452cm" svg:x2="18.497cm" svg:y2="15.452cm">
            <text:p/>
          </draw:line>
          <draw:line draw:style-name="gr10" draw:text-style-name="P17" draw:layer="layout" svg:x1="18.498cm" svg:y1="15.452cm" svg:x2="20.089cm" svg:y2="15.452cm">
            <text:p/>
          </draw:line>
          <draw:line draw:style-name="gr10" draw:text-style-name="P17" draw:layer="layout" svg:x1="20.089cm" svg:y1="15.452cm" svg:x2="21.688cm" svg:y2="15.452cm">
            <text:p/>
          </draw:line>
          <draw:line draw:style-name="gr10" draw:text-style-name="P17" draw:layer="layout" svg:x1="21.688cm" svg:y1="15.452cm" svg:x2="23.282cm" svg:y2="15.452cm">
            <text:p/>
          </draw:line>
        </draw:g>
        <draw:custom-shape draw:style-name="gr9" draw:text-style-name="P11" draw:layer="layout" svg:width="16.881cm" svg:height="1.282cm" svg:x="3.326cm" svg:y="6.654cm">
          <text:p text:style-name="P19"><text:span text:style-name="T9">Insert: <text:s text:c="3"/>18, <text:s text:c="2"/>41, <text:s text:c="2"/>22, <text:s text:c="2"/>59, <text:s text:c="2"/>32, <text:s text:c="2"/>31, <text:s text:c="2"/>73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6.737cm" svg:height="1.282cm" svg:x="3.352cm" svg:y="8.255cm">
          <text:p text:style-name="P19"><text:span text:style-name="T9">h1(K) <text:s/>: <text:s text:c="3"/>5, <text:s text:c="3"/>2, <text:s text:c="4"/>9, <text:s text:c="4"/>7, <text:s text:c="4"/>6, <text:s text:c="4"/>5, <text:s text:c="3"/>8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6.737cm" svg:height="1.282cm" svg:x="3.352cm" svg:y="10.16cm">
          <text:p text:style-name="P19"><text:span text:style-name="T9">h2(K) <text:s/>: <text:s text:c="3"/>6, <text:s text:c="3"/>7, <text:s text:c="4"/>2, <text:s text:c="4"/>5, <text:s text:c="4"/>8, <text:s text:c="4"/>1, <text:s text:c="3"/>7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xml:id="id59" draw:id="id59" draw:layer="layout" svg:width="1.493cm" svg:height="1.37cm" svg:x="2.54cm" svg:y="13.97cm">
          <text:p text:style-name="P1"><text:span text:style-name="T7">31</text:span></text:p>
          <draw:enhanced-geometry svg:viewBox="0 0 21600 21600" draw:type="mso-spt202" draw:enhanced-path="M 0 0 L 21600 0 21600 21600 0 21600 0 0 Z N"/>
        </draw:custom-shape>
        <draw:polyline draw:style-name="gr6" draw:text-style-name="P17" xml:id="id58" draw:id="id58" draw:layer="layout" svg:width="3.385cm" svg:height="6.137cm" svg:x="16.087cm" svg:y="7.832cm" svg:viewBox="0 0 3386 6138" draw:points="3386,0 0,6138">
          <text:p text:style-name="P1"/>
        </draw:polyline>
        <draw:custom-shape draw:style-name="gr9" draw:text-style-name="P11" xml:id="id60" draw:id="id60" draw:layer="layout" svg:width="1.493cm" svg:height="1.37cm" svg:x="15.24cm" svg:y="13.97cm">
          <text:p text:style-name="P1"><text:span text:style-name="T7">73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Theoretical Results" draw:style-name="dp3" draw:master-page-name="Default" presentation:presentation-page-layout-name="AL4T8">
        <draw:custom-shape draw:style-name="gr14" draw:text-style-name="P28" draw:layer="layout" svg:width="16.51cm" svg:height="12.7cm" svg:x="8.255cm" svg:y="5.0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Theoretical Results</text:p>
          </draw:text-box>
        </draw:frame>
        <draw:g>
          <draw:custom-shape draw:style-name="gr7" draw:text-style-name="P11" draw:layer="layout" svg:width="8.237cm" svg:height="2.87cm" svg:x="16.85cm" svg:y="14.4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8.238cm" svg:height="2.87cm" svg:x="8.612cm" svg:y="14.4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.237cm" svg:height="2.87cm" svg:x="0.375cm" svg:y="14.495cm">
            <text:p text:style-name="P23"><text:span text:style-name="T7">Double Hashin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8.237cm" svg:height="2.871cm" svg:x="16.85cm" svg:y="11.62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8.238cm" svg:height="2.871cm" svg:x="8.612cm" svg:y="11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.237cm" svg:height="2.871cm" svg:x="0.375cm" svg:y="11.624cm">
            <text:p text:style-name="P23"><text:span text:style-name="T7">Linear Probin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8.237cm" svg:height="2.875cm" svg:x="16.85cm" svg:y="8.7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8.238cm" svg:height="2.875cm" svg:x="8.612cm" svg:y="8.7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.237cm" svg:height="2.875cm" svg:x="0.375cm" svg:y="8.749cm">
            <text:p text:style-name="P23"><text:span text:style-name="T7">Chain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.237cm" svg:height="2.871cm" svg:x="16.85cm" svg:y="5.878cm">
            <text:p text:style-name="P16"><text:span text:style-name="T7">Foun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.238cm" svg:height="2.871cm" svg:x="8.612cm" svg:y="5.878cm">
            <text:p text:style-name="P16"><text:span text:style-name="T7">Not Foun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8.237cm" svg:height="2.871cm" svg:x="0.375cm" svg:y="5.87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7" draw:layer="layout" svg:x1="0.375cm" svg:y1="5.878cm" svg:x2="25.087cm" svg:y2="5.878cm">
            <text:p/>
          </draw:line>
          <draw:line draw:style-name="gr5" draw:text-style-name="P17" draw:layer="layout" svg:x1="0.375cm" svg:y1="8.749cm" svg:x2="25.087cm" svg:y2="8.749cm">
            <text:p/>
          </draw:line>
          <draw:line draw:style-name="gr5" draw:text-style-name="P17" draw:layer="layout" svg:x1="0.375cm" svg:y1="11.624cm" svg:x2="25.087cm" svg:y2="11.624cm">
            <text:p/>
          </draw:line>
          <draw:line draw:style-name="gr5" draw:text-style-name="P17" draw:layer="layout" svg:x1="0.375cm" svg:y1="14.495cm" svg:x2="25.087cm" svg:y2="14.495cm">
            <text:p/>
          </draw:line>
          <draw:line draw:style-name="gr4" draw:text-style-name="P17" draw:layer="layout" svg:x1="0.375cm" svg:y1="17.365cm" svg:x2="25.087cm" svg:y2="17.365cm">
            <text:p/>
          </draw:line>
          <draw:line draw:style-name="gr4" draw:text-style-name="P17" draw:layer="layout" svg:x1="0.375cm" svg:y1="5.878cm" svg:x2="0.375cm" svg:y2="17.365cm">
            <text:p/>
          </draw:line>
          <draw:line draw:style-name="gr5" draw:text-style-name="P17" draw:layer="layout" svg:x1="8.612cm" svg:y1="5.878cm" svg:x2="8.612cm" svg:y2="17.365cm">
            <text:p/>
          </draw:line>
          <draw:line draw:style-name="gr5" draw:text-style-name="P17" draw:layer="layout" svg:x1="16.85cm" svg:y1="5.878cm" svg:x2="16.85cm" svg:y2="17.365cm">
            <text:p/>
          </draw:line>
          <draw:line draw:style-name="gr4" draw:text-style-name="P17" draw:layer="layout" svg:x1="25.087cm" svg:y1="5.878cm" svg:x2="25.087cm" svg:y2="17.365cm">
            <text:p/>
          </draw:line>
        </draw:g>
        <draw:frame draw:style-name="gr15" draw:layer="layout" svg:width="4.656cm" svg:height="2.509cm" svg:x="10.372cm" svg:y="8.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5.896cm" svg:height="2.964cm" svg:x="17.78cm" svg:y="8.6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8.255cm" svg:height="2.751cm" svg:x="8.573cm" svg:y="11.64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layer="layout" svg:width="7.087cm" svg:height="2.54cm" svg:x="17.621cm" svg:y="11.8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layer="layout" svg:width="5.08cm" svg:height="2.752cm" svg:x="10.16cm" svg:y="14.60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layer="layout" svg:width="7.876cm" svg:height="2.752cm" svg:x="16.911cm" svg:y="14.60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Expected Probes" draw:style-name="dp3" draw:master-page-name="Default" presentation:presentation-page-layout-name="AL3T19">
        <draw:frame presentation:style-name="pr8" draw:text-style-name="P2" draw:layer="layout" svg:width="24.681cm" svg:height="3.212cm" svg:x="0.374cm" svg:y="2.468cm" presentation:class="title" presentation:user-transformed="true">
          <draw:text-box>
            <text:p text:style-name="P1">Expected Probes</text:p>
          </draw:text-box>
        </draw:frame>
        <draw:line draw:style-name="gr6" draw:text-style-name="P17" draw:layer="layout" svg:x1="3.387cm" svg:y1="17.567cm" svg:x2="3.387cm" svg:y2="6.984cm">
          <text:p/>
        </draw:line>
        <draw:line draw:style-name="gr5" draw:text-style-name="P17" draw:layer="layout" svg:x1="3.387cm" svg:y1="17.568cm" svg:x2="17.145cm" svg:y2="17.568cm">
          <text:p/>
        </draw:line>
        <draw:custom-shape draw:style-name="gr9" draw:text-style-name="P11" draw:layer="layout" svg:width="1.683cm" svg:height="1.282cm" svg:x="8.428cm" svg:y="17.661cm">
          <text:p text:style-name="P19"><text:span text:style-name="T9">0.5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.683cm" svg:height="1.282cm" svg:x="14.822cm" svg:y="17.78cm">
          <text:p text:style-name="P19"><text:span text:style-name="T9">1.0</text:span></text:p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.683cm" svg:height="1.282cm" svg:x="1.063cm" svg:y="14.817cm">
          <text:p text:style-name="P19"><text:span text:style-name="T9">1.0</text:span></text:p>
          <draw:enhanced-geometry svg:viewBox="0 0 21600 21600" draw:type="mso-spt202" draw:enhanced-path="M 0 0 L 21600 0 21600 21600 0 21600 0 0 Z N"/>
        </draw:custom-shape>
        <draw:line draw:style-name="gr5" draw:text-style-name="P17" draw:layer="layout" svg:x1="3.175cm" svg:y1="15.452cm" svg:x2="3.598cm" svg:y2="15.452cm">
          <text:p/>
        </draw:line>
        <draw:line draw:style-name="gr5" draw:text-style-name="P17" draw:layer="layout" svg:x1="9.102cm" svg:y1="17.357cm" svg:x2="9.102cm" svg:y2="17.78cm">
          <text:p/>
        </draw:line>
        <draw:line draw:style-name="gr5" draw:text-style-name="P17" draw:layer="layout" svg:x1="15.452cm" svg:y1="17.357cm" svg:x2="15.452cm" svg:y2="17.78cm">
          <text:p/>
        </draw:line>
        <draw:g xml:id="id61" draw:id="id61">
          <draw:custom-shape draw:style-name="gr16" draw:text-style-name="P11" draw:layer="layout" svg:width="14.816cm" svg:height="16.934cm" svg:x="-4.021cm" svg:y="-1.483cm">
            <text:p/>
            <draw:enhanced-geometry svg:viewBox="0 0 21600 21600" draw:mirror-vertical="tru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7" draw:text-style-name="P11" draw:layer="layout" svg:width="19.896cm" svg:height="16.934cm" svg:x="-6.773cm" svg:y="-1.483cm">
            <text:p/>
            <draw:enhanced-geometry svg:viewBox="0 0 21600 21600" draw:mirror-vertical="tru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" draw:text-style-name="P11" draw:layer="layout" svg:width="5.895cm" svg:height="1.282cm" svg:x="16.253cm" svg:y="7.078cm">
            <text:p text:style-name="P19"><text:span text:style-name="T9">Linear Probing</text:span></text:p>
            <draw:enhanced-geometry svg:viewBox="0 0 21600 21600" draw:type="mso-spt202" draw:enhanced-path="M 0 0 L 21600 0 21600 21600 0 21600 0 0 Z N"/>
          </draw:custom-shape>
        </draw:g>
        <draw:g xml:id="id62" draw:id="id62">
          <draw:custom-shape draw:style-name="gr18" draw:text-style-name="P11" draw:layer="layout" svg:width="17.356cm" svg:height="16.934cm" svg:x="-5.503cm" svg:y="-1.483cm">
            <text:p/>
            <draw:enhanced-geometry svg:viewBox="0 0 21600 21600" draw:mirror-vertical="true" draw:text-areas="10799 0 21599 10799" draw:type="mso-spt100" draw:modifiers="270 -0.7345581054687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9" draw:text-style-name="P11" draw:layer="layout" svg:width="22.86cm" svg:height="13.124cm" svg:x="-8.043cm" svg:y="2.328cm">
            <text:p/>
            <draw:enhanced-geometry svg:viewBox="0 0 21600 21600" draw:mirror-vertical="tru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9" draw:text-style-name="P11" draw:layer="layout" svg:width="6.395cm" svg:height="1.282cm" svg:x="16.931cm" svg:y="9.525cm">
            <text:p text:style-name="P19"><text:span text:style-name="T15">Double Hashing</text:span></text:p>
            <draw:enhanced-geometry svg:viewBox="0 0 21600 21600" draw:type="mso-spt202" draw:enhanced-path="M 0 0 L 21600 0 21600 21600 0 21600 0 0 Z N"/>
          </draw:custom-shape>
        </draw:g>
        <draw:line draw:style-name="gr20" draw:text-style-name="P17" draw:layer="layout" svg:x1="3.81cm" svg:y1="15.875cm" svg:x2="17.145cm" svg:y2="14.605cm">
          <text:p/>
        </draw:line>
        <draw:line draw:style-name="gr21" draw:text-style-name="P17" draw:layer="layout" svg:x1="3.81cm" svg:y1="15.875cm" svg:x2="17.145cm" svg:y2="13.335cm">
          <text:p/>
        </draw:line>
        <draw:custom-shape draw:style-name="gr22" draw:text-style-name="P27" draw:layer="layout" svg:width="4.24cm" svg:height="1.282cm" svg:x="17.528cm" svg:y="13.335cm">
          <text:p text:style-name="P19"><text:span text:style-name="T16">Chaining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8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pitch="variable" style:font-charset="x-symbol"/>
    <style:font-face style:name="Symbol" svg:font-family="Symbol" style:font-family-generic="roman" style:font-pitch="variable" style:font-charset="x-symbol"/>
    <style:font-face style:name="Times New Roman5" svg:font-family="'Times New Roman'" style:font-family-generic="roman" style:font-pitch="variable" style:font-charset="x-symbol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730d5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730d5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730d5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730d5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730d5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d53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1" fo:font-family="'Times New Roman'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730d5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730d5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730d5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730d5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730d5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730d5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d53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1" fo:font-family="'Times New Roman'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7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style:style style:name="MT3" style:family="text">
      <style:text-properties fo:color="#000000" style:font-name="Tahoma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730d53" fo:font-size="100%"/>
      </text:list-level-style-bullet>
      <text:list-level-style-bullet text:level="2" text:bullet-char="•">
        <style:list-level-properties text:space-before="1.27cm"/>
        <style:text-properties style:font-name="Times New Roman" fo:color="#730d5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730d5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730d5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730d5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730d5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730d5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730d5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730d5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730d53" fo:font-size="100%"/>
      </text:list-level-style-bullet>
    </text:list-style>
    <text:list-style style:name="ML3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6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6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6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10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dc:title>Largest Contiguous Sum</dc:title>
    <meta:initial-creator>Thaddeus F. Pawlicki</meta:initial-creator>
    <meta:creation-date>2002-01-21T14:15:42</meta:creation-date>
    <dc:date>2015-03-17T15:19:35.962000000</dc:date>
    <meta:editing-cycles>244</meta:editing-cycles>
    <meta:editing-duration>PT7H58M5S</meta:editing-duration>
    <meta:document-statistic meta:object-count="141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n>1</math:mn>
            <math:mo math:stretchy="false">+</math:mo>
            <math:mi>α</math:mi>
          </math:mrow>
        </math:mrow>
      </math:mstyle>
      <math:mrow/>
    </math:mrow>
    <math:annotation math:encoding="StarMath 5.0"> size 12{1+α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n>1</math:mn>
            <math:mo math:stretchy="false">+</math:mo>
            <math:mfrac>
              <math:mi>α</math:mi>
              <math:mn>2</math:mn>
            </math:mfrac>
          </math:mrow>
        </math:mrow>
      </math:mstyle>
      <math:mrow/>
    </math:mrow>
    <math:annotation math:encoding="StarMath 5.0"> size 12{1+ {  {α}  over  {2} }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frac>
              <math:mn>1</math:mn>
              <math:mn>2</math:mn>
            </math:mfrac>
            <math:mo math:stretchy="false">+</math:mo>
            <math:mfrac>
              <math:mn>1</math:mn>
              <math:mrow>
                <math:mn>2</math:mn>
                <math:msup>
                  <math:mfenced math:open="" math:close="">
                    <math:mrow>
                      <math:mn>1</math:mn>
                      <math:mo math:stretchy="false">−</math:mo>
                      <math:mi>α</math:mi>
                    </math:mrow>
                  </math:mfenced>
                  <math:mstyle math:fontsize="8pt">
                    <math:mrow>
                      <math:mn>2</math:mn>
                    </math:mrow>
                  </math:mstyle>
                </math:msup>
              </math:mrow>
            </math:mfrac>
          </math:mrow>
        </math:mrow>
      </math:mstyle>
      <math:mrow/>
    </math:mrow>
    <math:annotation math:encoding="StarMath 5.0"> size 12{ {  {1}  over  {2} } + {  {1}  over  {2 left (1 - α right ) rSup { size 8{2} } } }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frac>
              <math:mn>1</math:mn>
              <math:mn>2</math:mn>
            </math:mfrac>
            <math:mo math:stretchy="false">+</math:mo>
            <math:mfrac>
              <math:mn>1</math:mn>
              <math:mrow>
                <math:mn>2</math:mn>
                <math:mfenced math:open="" math:close="">
                  <math:mrow>
                    <math:mn>1</math:mn>
                    <math:mo math:stretchy="false">−</math:mo>
                    <math:mi>α</math:mi>
                  </math:mrow>
                </math:mfenced>
              </math:mrow>
            </math:mfrac>
          </math:mrow>
        </math:mrow>
      </math:mstyle>
      <math:mrow/>
    </math:mrow>
    <math:annotation math:encoding="StarMath 5.0"> size 12{ {  {1}  over  {2} } + {  {1}  over  {2 left (1 - α right )} } 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frac>
            <math:mn>1</math:mn>
            <math:mfenced math:open="" math:close="">
              <math:mrow>
                <math:mn>1</math:mn>
                <math:mo math:stretchy="false">−</math:mo>
                <math:mi>α</math:mi>
              </math:mrow>
            </math:mfenced>
          </math:mfrac>
        </math:mrow>
      </math:mstyle>
      <math:mrow/>
    </math:mrow>
    <math:annotation math:encoding="StarMath 5.0"> size 12{ {  {1}  over  { left (1 - α right )} } } 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frac>
              <math:mn>1</math:mn>
              <math:mi>α</math:mi>
            </math:mfrac>
            <math:mtext>ln</math:mtext>
            <math:mfrac>
              <math:mn>1</math:mn>
              <math:mfenced math:open="" math:close="">
                <math:mrow>
                  <math:mn>1</math:mn>
                  <math:mo math:stretchy="false">−</math:mo>
                  <math:mi>α</math:mi>
                </math:mrow>
              </math:mfenced>
            </math:mfrac>
          </math:mrow>
        </math:mrow>
      </math:mstyle>
      <math:mrow/>
    </math:mrow>
    <math:annotation math:encoding="StarMath 5.0"> size 12{ {  {1}  over  {α} } "ln" {  {1}  over  { left (1 - α right )} } } {}</math:annotation>
  </math:semantics>
</math:math>
</file>